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paragraph-rsid="00a4f844"/>
    </style:style>
    <style:style style:name="P2" style:family="paragraph" style:parent-style-name="Text_20_body">
      <style:paragraph-properties fo:line-height="115%"/>
    </style:style>
    <style:style style:name="P3" style:family="paragraph" style:parent-style-name="Text_20_body">
      <style:paragraph-properties fo:line-height="115%"/>
      <style:text-properties officeooo:rsid="009148d6" officeooo:paragraph-rsid="009148d6"/>
    </style:style>
    <style:style style:name="P4" style:family="paragraph" style:parent-style-name="Text_20_body">
      <style:paragraph-properties fo:line-height="115%"/>
      <style:text-properties officeooo:rsid="00918ffc" officeooo:paragraph-rsid="00918ffc"/>
    </style:style>
    <style:style style:name="P5" style:family="paragraph" style:parent-style-name="Text_20_body">
      <style:paragraph-properties fo:line-height="115%"/>
      <style:text-properties officeooo:rsid="00934c92" officeooo:paragraph-rsid="00918ffc"/>
    </style:style>
    <style:style style:name="P6" style:family="paragraph" style:parent-style-name="Text_20_body">
      <style:text-properties officeooo:rsid="009bbff6" officeooo:paragraph-rsid="009bbff6"/>
    </style:style>
    <style:style style:name="P7" style:family="paragraph" style:parent-style-name="Text_20_body">
      <style:text-properties officeooo:rsid="009f7c4d" officeooo:paragraph-rsid="00a21827"/>
    </style:style>
    <style:style style:name="P8" style:family="paragraph" style:parent-style-name="Text_20_body">
      <style:text-properties style:font-name="Times New Roman" officeooo:rsid="00a5de5b" officeooo:paragraph-rsid="00a5de5b"/>
    </style:style>
    <style:style style:name="P9" style:family="paragraph" style:parent-style-name="Text_20_body">
      <style:text-properties style:font-name="Times New Roman" officeooo:rsid="00a96ced" officeooo:paragraph-rsid="00a96ced"/>
    </style:style>
    <style:style style:name="P10" style:family="paragraph" style:parent-style-name="Text_20_body">
      <style:text-properties style:font-name="Times New Roman" officeooo:rsid="00b03eb8" officeooo:paragraph-rsid="00b03eb8"/>
    </style:style>
    <style:style style:name="P11" style:family="paragraph" style:parent-style-name="Text_20_body">
      <style:text-properties style:font-name="Times New Roman" officeooo:rsid="00b62134" officeooo:paragraph-rsid="00b62134"/>
    </style:style>
    <style:style style:name="P12" style:family="paragraph" style:parent-style-name="Text_20_body">
      <style:text-properties style:font-name="Times New Roman" officeooo:rsid="00be7938" officeooo:paragraph-rsid="00be7938"/>
    </style:style>
    <style:style style:name="P13" style:family="paragraph" style:parent-style-name="Text_20_body">
      <style:text-properties style:font-name="Times New Roman" officeooo:rsid="00cbd522" officeooo:paragraph-rsid="00cbd522"/>
    </style:style>
    <style:style style:name="P14" style:family="paragraph" style:parent-style-name="Text_20_body">
      <style:text-properties style:font-name="Times New Roman" officeooo:rsid="00cbd522" officeooo:paragraph-rsid="00cfc95c"/>
    </style:style>
    <style:style style:name="P15" style:family="paragraph" style:parent-style-name="Text_20_body">
      <style:text-properties style:font-name="Times New Roman" officeooo:rsid="00d3a9b3" officeooo:paragraph-rsid="00d3a9b3"/>
    </style:style>
    <style:style style:name="P16" style:family="paragraph" style:parent-style-name="Text_20_body">
      <style:text-properties style:font-name="Times New Roman" officeooo:rsid="00e489c0" officeooo:paragraph-rsid="00e489c0"/>
    </style:style>
    <style:style style:name="P17" style:family="paragraph" style:parent-style-name="Text_20_body">
      <style:text-properties style:font-name="Times New Roman" officeooo:rsid="00f54b61" officeooo:paragraph-rsid="00f81a93"/>
    </style:style>
    <style:style style:name="P18" style:family="paragraph" style:parent-style-name="Standard">
      <style:text-properties style:text-position="0% 100%" style:font-name="Liberation Serif" officeooo:rsid="00a033c4" officeooo:paragraph-rsid="00a4f844"/>
    </style:style>
    <style:style style:name="P19" style:family="paragraph" style:parent-style-name="Text_20_body">
      <style:paragraph-properties fo:line-height="115%"/>
      <style:text-properties style:text-position="0% 100%" officeooo:rsid="009148d6" officeooo:paragraph-rsid="009148d6"/>
    </style:style>
    <style:style style:name="P20" style:family="paragraph" style:parent-style-name="Text_20_body">
      <style:text-properties style:text-position="0% 100%" style:font-name="Liberation Serif" officeooo:rsid="009d8fde" officeooo:paragraph-rsid="009d8fde"/>
    </style:style>
    <style:style style:name="P21" style:family="paragraph" style:parent-style-name="Text_20_body">
      <style:text-properties style:text-position="0% 100%" style:font-name="Liberation Serif" officeooo:rsid="00a033c4" officeooo:paragraph-rsid="00a033c4"/>
    </style:style>
    <style:style style:name="P22" style:family="paragraph" style:parent-style-name="Text_20_body">
      <style:text-properties style:text-position="0% 100%" style:font-name="Liberation Serif" officeooo:rsid="00a73f24" officeooo:paragraph-rsid="00a5de5b"/>
    </style:style>
    <style:style style:name="P23" style:family="paragraph" style:parent-style-name="Text_20_body">
      <style:text-properties style:text-position="0% 100%" style:font-name="Liberation Serif" officeooo:rsid="00a961bd" officeooo:paragraph-rsid="00a961bd"/>
    </style:style>
    <style:style style:name="P24" style:family="paragraph" style:parent-style-name="Text_20_body">
      <style:text-properties style:text-position="0% 100%" style:font-name="Liberation Serif" officeooo:rsid="00acac6b" officeooo:paragraph-rsid="00acac6b"/>
    </style:style>
    <style:style style:name="P25" style:family="paragraph" style:parent-style-name="Text_20_body">
      <style:text-properties style:text-position="0% 100%" style:font-name="Liberation Serif" officeooo:rsid="00ad044f" officeooo:paragraph-rsid="00ad044f"/>
    </style:style>
    <style:style style:name="P26" style:family="paragraph" style:parent-style-name="Text_20_body">
      <style:text-properties style:text-position="0% 100%" style:font-name="Liberation Serif" officeooo:rsid="00b62134" officeooo:paragraph-rsid="00b62134"/>
    </style:style>
    <style:style style:name="P27" style:family="paragraph" style:parent-style-name="Text_20_body">
      <style:text-properties style:text-position="0% 100%" style:font-name="Liberation Serif" officeooo:rsid="00b7398e" officeooo:paragraph-rsid="00b7398e"/>
    </style:style>
    <style:style style:name="P28" style:family="paragraph" style:parent-style-name="Text_20_body">
      <style:text-properties style:text-position="0% 100%" style:font-name="Liberation Serif" officeooo:rsid="00b8b049" officeooo:paragraph-rsid="00b8b049"/>
    </style:style>
    <style:style style:name="P29" style:family="paragraph" style:parent-style-name="Text_20_body">
      <style:text-properties style:text-position="0% 100%" style:font-name="Liberation Serif" officeooo:rsid="00bb6854" officeooo:paragraph-rsid="00bb6854"/>
    </style:style>
    <style:style style:name="P30" style:family="paragraph" style:parent-style-name="Text_20_body">
      <style:text-properties style:font-name="Liberation Serif" officeooo:rsid="00d5f20d" officeooo:paragraph-rsid="00d3a9b3"/>
    </style:style>
    <style:style style:name="P31" style:family="paragraph" style:parent-style-name="Text_20_body">
      <style:text-properties style:font-name="Liberation Serif" officeooo:rsid="00e62b74" officeooo:paragraph-rsid="00e62b74"/>
    </style:style>
    <style:style style:name="T1" style:family="text">
      <style:text-properties style:text-position="0% 100%"/>
    </style:style>
    <style:style style:name="T2" style:family="text">
      <style:text-properties style:text-position="0% 100%" officeooo:rsid="007b1394"/>
    </style:style>
    <style:style style:name="T3" style:family="text">
      <style:text-properties style:text-position="0% 100%" officeooo:rsid="007cb911"/>
    </style:style>
    <style:style style:name="T4" style:family="text">
      <style:text-properties style:text-position="0% 100%" officeooo:rsid="007df38d"/>
    </style:style>
    <style:style style:name="T5" style:family="text">
      <style:text-properties style:text-position="0% 100%" officeooo:rsid="007fd628"/>
    </style:style>
    <style:style style:name="T6" style:family="text">
      <style:text-properties style:text-position="0% 100%" officeooo:rsid="00809a92"/>
    </style:style>
    <style:style style:name="T7" style:family="text">
      <style:text-properties style:text-position="0% 100%" officeooo:rsid="008ae8be"/>
    </style:style>
    <style:style style:name="T8" style:family="text">
      <style:text-properties style:text-position="0% 100%" officeooo:rsid="008cb04d"/>
    </style:style>
    <style:style style:name="T9" style:family="text">
      <style:text-properties style:text-position="0% 100%" officeooo:rsid="008f22b4"/>
    </style:style>
    <style:style style:name="T10" style:family="text">
      <style:text-properties style:text-position="0% 100%" officeooo:rsid="009204d9"/>
    </style:style>
    <style:style style:name="T11" style:family="text">
      <style:text-properties style:text-position="0% 100%" officeooo:rsid="0096ca38"/>
    </style:style>
    <style:style style:name="T12" style:family="text">
      <style:text-properties style:text-position="0% 100%" style:font-name="Liberation Serif"/>
    </style:style>
    <style:style style:name="T13" style:family="text">
      <style:text-properties style:text-position="0% 100%" style:font-name="Liberation Serif" officeooo:rsid="00a033c4"/>
    </style:style>
    <style:style style:name="T14" style:family="text">
      <style:text-properties style:text-position="0% 100%" style:font-name="Liberation Serif" officeooo:rsid="00a18f1b"/>
    </style:style>
    <style:style style:name="T15" style:family="text">
      <style:text-properties style:text-position="0% 100%" style:font-name="Liberation Serif" officeooo:rsid="00a73f24"/>
    </style:style>
    <style:style style:name="T16" style:family="text">
      <style:text-properties style:text-position="0% 100%" style:font-name="Liberation Serif" officeooo:rsid="00a91513"/>
    </style:style>
    <style:style style:name="T17" style:family="text">
      <style:text-properties style:text-position="0% 100%" style:font-name="Liberation Serif" officeooo:rsid="00ab21af"/>
    </style:style>
    <style:style style:name="T18" style:family="text">
      <style:text-properties style:text-position="0% 100%" style:font-name="Liberation Serif" officeooo:rsid="00b08c82"/>
    </style:style>
    <style:style style:name="T19" style:family="text">
      <style:text-properties style:text-position="0% 100%" style:font-name="Liberation Serif" officeooo:rsid="00bed409"/>
    </style:style>
    <style:style style:name="T20" style:family="text">
      <style:text-properties style:text-position="0% 100%" style:font-name="Liberation Serif" officeooo:rsid="00c08fd1"/>
    </style:style>
    <style:style style:name="T21" style:family="text">
      <style:text-properties style:text-position="0% 100%" style:font-name="Liberation Serif" officeooo:rsid="00c6a466"/>
    </style:style>
    <style:style style:name="T22" style:family="text">
      <style:text-properties style:text-position="0% 100%" style:font-name="Liberation Serif" officeooo:rsid="00c8e4f4"/>
    </style:style>
    <style:style style:name="T23" style:family="text">
      <style:text-properties style:text-position="0% 100%" style:font-name="Liberation Serif" officeooo:rsid="00ccec27"/>
    </style:style>
    <style:style style:name="T24" style:family="text">
      <style:text-properties style:text-position="0% 100%" style:font-name="Liberation Serif" officeooo:rsid="00ce9d8b"/>
    </style:style>
    <style:style style:name="T25" style:family="text">
      <style:text-properties style:text-position="0% 100%" style:font-name="Liberation Serif" officeooo:rsid="00b7398e"/>
    </style:style>
    <style:style style:name="T26" style:family="text">
      <style:text-properties style:text-position="0% 100%" style:font-name="Liberation Serif" officeooo:rsid="00cfc95c"/>
    </style:style>
    <style:style style:name="T27" style:family="text">
      <style:text-properties style:text-position="0% 100%" style:font-name="Liberation Serif" officeooo:rsid="0108c964"/>
    </style:style>
    <style:style style:name="T28" style:family="text">
      <style:text-properties style:text-position="sub 58%"/>
    </style:style>
    <style:style style:name="T29" style:family="text">
      <style:text-properties style:text-position="sub 58%" style:font-name="Liberation Serif"/>
    </style:style>
    <style:style style:name="T30" style:family="text">
      <style:text-properties style:text-position="super 58%"/>
    </style:style>
    <style:style style:name="T31" style:family="text">
      <style:text-properties style:text-position="super 58%" officeooo:rsid="007df38d"/>
    </style:style>
    <style:style style:name="T32" style:family="text">
      <style:text-properties style:text-position="super 58%" officeooo:rsid="007fd628"/>
    </style:style>
    <style:style style:name="T33" style:family="text">
      <style:text-properties officeooo:rsid="00789a72"/>
    </style:style>
    <style:style style:name="T34" style:family="text">
      <style:text-properties officeooo:rsid="009494ea"/>
    </style:style>
    <style:style style:name="T35" style:family="text">
      <style:text-properties officeooo:rsid="0096ca38"/>
    </style:style>
    <style:style style:name="T36" style:family="text">
      <style:text-properties officeooo:rsid="0099234b"/>
    </style:style>
    <style:style style:name="T37" style:family="text">
      <style:text-properties style:font-name="Liberation Serif"/>
    </style:style>
    <style:style style:name="T38" style:family="text">
      <style:text-properties style:font-name="Liberation Serif" officeooo:rsid="00d56723"/>
    </style:style>
    <style:style style:name="T39" style:family="text">
      <style:text-properties style:font-name="Liberation Serif" officeooo:rsid="00d5f20d"/>
    </style:style>
    <style:style style:name="T40" style:family="text">
      <style:text-properties style:font-name="Liberation Serif" officeooo:rsid="00f55fa7"/>
    </style:style>
    <style:style style:name="T41" style:family="text">
      <style:text-properties style:font-name="Liberation Serif" officeooo:rsid="00f81a93"/>
    </style:style>
    <style:style style:name="T42" style:family="text">
      <style:text-properties style:font-name="Liberation Serif" officeooo:rsid="00f91106"/>
    </style:style>
    <style:style style:name="T43" style:family="text">
      <style:text-properties officeooo:rsid="00ce9d8b"/>
    </style:style>
    <style:style style:name="T44" style:family="text">
      <style:text-properties officeooo:rsid="00cfc95c"/>
    </style:style>
    <style:style style:name="T45" style:family="text">
      <style:text-properties officeooo:rsid="00d0cdc6"/>
    </style:style>
    <style:style style:name="T46" style:family="text">
      <style:text-properties officeooo:rsid="00d3a9b3"/>
    </style:style>
    <style:style style:name="T47" style:family="text">
      <style:text-properties officeooo:rsid="00ee6fa0"/>
    </style:style>
    <style:style style:name="T48" style:family="text">
      <style:text-properties officeooo:rsid="00f81a93"/>
    </style:style>
    <style:style style:name="T49" style:family="text">
      <style:text-properties officeooo:rsid="00f91106"/>
    </style:style>
    <style:style style:name="T50" style:family="text">
      <style:text-properties officeooo:rsid="00fa681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ven the continuity equation:</text:p>
      <text:p text:style-name="P2"><draw:frame draw:style-name="fr2" draw:name="Object1" text:anchor-type="as-char" svg:width="3.671cm" svg:height="1.062cm" draw:z-index="0"><draw:object xlink:href="./Object 2" xlink:type="simple" xlink:show="embed" xlink:actuate="onLoad"/><draw:image xlink:href="./ObjectReplacements/Object 2" xlink:type="simple" xlink:show="embed" xlink:actuate="onLoad"/><svg:desc>formula</svg:desc></draw:frame></text:p>
      <text:p text:style-name="P2">Where</text:p>
      <text:p text:style-name="P2"><text:tab/>q<text:span text:style-name="T28">x</text:span><text:span text:style-name="T1"><text:tab/>=<text:tab/>discharge per unit width on x-axis (m</text:span><text:span text:style-name="T30">2</text:span><text:span text:style-name="T1">/</text:span><text:span text:style-name="T3">s</text:span><text:span text:style-name="T1">)</text:span></text:p>
      <text:p text:style-name="P2"><text:span text:style-name="T1"><text:tab/>q</text:span><text:span text:style-name="T28">y</text:span><text:span text:style-name="T1"><text:tab/>=<text:tab/>discharge per unit width on y-axis (m</text:span><text:span text:style-name="T30">2</text:span><text:span text:style-name="T1">/</text:span><text:span text:style-name="T3">s</text:span><text:span text:style-name="T1">)</text:span></text:p>
      <text:p text:style-name="P2"><text:tab/>h<text:tab/>=<text:tab/>flow depth (m)</text:p>
      <text:p text:style-name="P2"><text:span text:style-name="T1"><text:tab/>Pe<text:tab/>=<text:tab/>effective rainfall rate (m/</text:span><text:span text:style-name="T3">s</text:span><text:span text:style-name="T2">)</text:span></text:p>
      <text:p text:style-name="P2"><text:span text:style-name="T2">T</text:span><text:span text:style-name="T1">he discharge is related to the head using manning equation, where (for either direction):</text:span></text:p>
      <text:p text:style-name="P2"><text:span text:style-name="T1"><draw:frame draw:style-name="fr1" draw:name="Object2" text:anchor-type="as-char" svg:y="-0.723cm" svg:width="2.237cm" svg:height="1.101cm" draw:z-index="1"><draw:object xlink:href="./Object 1" xlink:type="simple" xlink:show="embed" xlink:actuate="onLoad"/><draw:image xlink:href="./ObjectReplacements/Object 1" xlink:type="simple" xlink:show="embed" xlink:actuate="onLoad"/><svg:desc>formula</svg:desc></draw:frame></text:span><text:span text:style-name="T6">,</text:span><text:span text:style-name="T1"><draw:frame draw:style-name="fr1" draw:name="Object3" text:anchor-type="as-char" svg:y="-0.619cm" svg:width="1.258cm" svg:height="0.998cm" draw:z-index="2"><draw:object xlink:href="./Object 3" xlink:type="simple" xlink:show="embed" xlink:actuate="onLoad"/><draw:image xlink:href="./ObjectReplacements/Object 3" xlink:type="simple" xlink:show="embed" xlink:actuate="onLoad"/><svg:desc>formula</svg:desc></draw:frame></text:span><text:span text:style-name="T1">, </text:span><text:span text:style-name="T6">and </text:span><text:span text:style-name="T6"><draw:frame draw:style-name="fr1" draw:name="Object4" text:anchor-type="as-char" svg:y="-0.377cm" svg:width="1.515cm" svg:height="0.467cm" draw:z-index="3"><draw:object xlink:href="./Object 4" xlink:type="simple" xlink:show="embed" xlink:actuate="onLoad"/><draw:image xlink:href="./ObjectReplacements/Object 4" xlink:type="simple" xlink:show="embed" xlink:actuate="onLoad"/><svg:desc>formula</svg:desc></draw:frame></text:span></text:p>
      <text:p text:style-name="P2">Where</text:p>
      <text:p text:style-name="P2"><text:tab/>V<text:tab/>=<text:tab/>flow velocity (at direction of flow) <text:s/>(m/s)</text:p>
      <text:p text:style-name="P2"><text:span text:style-name="T1"><text:tab/>n<text:tab/>=<text:tab/>Manning roughness coefficient (</text:span><text:span text:style-name="T4">m</text:span><text:span text:style-name="T31">1/6</text:span><text:span text:style-name="T4">)</text:span></text:p>
      <text:p text:style-name="P2"><text:span text:style-name="T4"><text:tab/></text:span><text:span text:style-name="T5">R<text:tab/>=<text:tab/>hydraulic radius (m)</text:span></text:p>
      <text:p text:style-name="P2"><text:tab/>S<text:tab/>=<text:tab/>Energy slope, taken equal to the ground slope in the Kinematic wave<text:tab/><text:tab/><text:tab/><text:tab/><text:tab/>approximation (m/m)</text:p>
      <text:p text:style-name="P2"><text:span text:style-name="T5"><text:tab/>A<text:tab/>=<text:tab/>flow cross-section (m</text:span><text:span text:style-name="T32">2</text:span><text:span text:style-name="T5">)</text:span></text:p>
      <text:p text:style-name="P2"><text:tab/>P<text:tab/>=<text:tab/>wetted parameter (m)</text:p>
      <text:p text:style-name="P2"><text:span text:style-name="T5">T</text:span><text:span text:style-name="T1">o simplify the Manning equation, a wide-channel assumption is made, in which the width of flow is assumed so large – relative to flow depth – that the hydraulic radius approximately equals the depth. The unit discharge then becomes:</text:span></text:p>
      <text:p text:style-name="P2"><draw:frame draw:style-name="fr1" draw:name="Object6" text:anchor-type="as-char" svg:y="-0.78cm" svg:width="2.732cm" svg:height="1.215cm" draw:z-index="5"><draw:object xlink:href="./Object 6" xlink:type="simple" xlink:show="embed" xlink:actuate="onLoad"/><draw:image xlink:href="./ObjectReplacements/Object 6" xlink:type="simple" xlink:show="embed" xlink:actuate="onLoad"/><svg:desc>formula</svg:desc></draw:frame></text:p>
      <text:p text:style-name="P2"><text:span text:style-name="T5">Substituting</text:span><text:span text:style-name="T1"> in the continuity equation:</text:span></text:p>
      <text:p text:style-name="P2"><draw:frame draw:style-name="fr1" draw:name="Object5" text:anchor-type="as-char" svg:y="-0.84cm" svg:width="8.311cm" svg:height="1.337cm" draw:z-index="4"><draw:object xlink:href="./Object 5" xlink:type="simple" xlink:show="embed" xlink:actuate="onLoad"/><draw:image xlink:href="./ObjectReplacements/Object 5" xlink:type="simple" xlink:show="embed" xlink:actuate="onLoad"/><svg:desc>formula</svg:desc></draw:frame></text:p>
      <text:p text:style-name="P2"/>
      <text:p text:style-name="P2"><text:span text:style-name="T1">An issue becomes evident in that the space variable (h) is non-linear. To work around this, the velocity term </text:span><text:span text:style-name="T1"><draw:frame draw:style-name="fr1" draw:name="Object7" text:anchor-type="as-char" svg:y="-0.723cm" svg:width="1.49cm" svg:height="1.101cm" draw:z-index="6"><draw:object xlink:href="./Object 7" xlink:type="simple" xlink:show="embed" xlink:actuate="onLoad"/><draw:image xlink:href="./ObjectReplacements/Object 7" xlink:type="simple" xlink:show="embed" xlink:actuate="onLoad"/><svg:desc>formula</svg:desc></draw:frame></text:span><text:span text:style-name="T1">is assumed constant (within an element), </text:span><text:span text:style-name="T7">and the system is solved by iteratio</text:span><text:span text:style-name="T8">n. Where the head is assumed only to compute the velocity, the entire equation is solved for the head, then the assumed and computed heads are compared, should they be significantly different, </text:span><text:span text:style-name="T9">another iteration takes place where the computed head from the previous iteration is used to compute the velocity in the new iteration.</text:span></text:p>
      <text:p text:style-name="P3"><text:span text:style-name="T9">T</text:span><text:span text:style-name="T1">o this end, we keep the equation in the form:</text:span></text:p>
      <text:p text:style-name="P19"><draw:frame draw:style-name="fr1" draw:name="Object8" text:anchor-type="as-char" svg:y="-0.66cm" svg:width="4.768cm" svg:height="1.037cm" draw:z-index="7"><draw:object xlink:href="./Object 8" xlink:type="simple" xlink:show="embed" xlink:actuate="onLoad"/><draw:image xlink:href="./ObjectReplacements/Object 8" xlink:type="simple" xlink:show="embed" xlink:actuate="onLoad"/><svg:desc>formula</svg:desc></draw:frame></text:p>
      <text:p text:style-name="P4"><text:soft-page-break/><text:span text:style-name="T1">Where u and v are the velocity components in x and y direction respectively. </text:span><text:span text:style-name="T10">And since they are constants</text:span></text:p>
      <text:p text:style-name="P4"><text:span text:style-name="T10"><draw:frame draw:style-name="fr1" draw:name="Object9" text:anchor-type="as-char" svg:y="-0.619cm" svg:width="3.939cm" svg:height="0.998cm" draw:z-index="8"><draw:object xlink:href="./Object 9" xlink:type="simple" xlink:show="embed" xlink:actuate="onLoad"/><draw:image xlink:href="./ObjectReplacements/Object 9" xlink:type="simple" xlink:show="embed" xlink:actuate="onLoad"/><svg:desc>formula</svg:desc></draw:frame></text:span><text:span text:style-name="T10">, </text:span><text:span text:style-name="T11">or </text:span><text:span text:style-name="T11"><draw:frame draw:style-name="fr1" draw:name="Object12" text:anchor-type="as-char" svg:y="-0.619cm" svg:width="4.512cm" svg:height="0.998cm" draw:z-index="10"><draw:object xlink:href="./Object 12" xlink:type="simple" xlink:show="embed" xlink:actuate="onLoad"/><draw:image xlink:href="./ObjectReplacements/Object 12" xlink:type="simple" xlink:show="embed" xlink:actuate="onLoad"/><svg:desc>formula</svg:desc></draw:frame></text:span></text:p>
      <text:p text:style-name="P5"/>
      <text:p text:style-name="Text_20_body">To construct a finite elements approximate solution, the method of weighted residuals dictate that the <text:span text:style-name="T34">exact solution of the problem </text:span><text:span text:style-name="T34"><draw:frame draw:style-name="fr1" draw:name="Object11" text:anchor-type="as-char" svg:y="-0.377cm" svg:width="0.422cm" svg:height="0.467cm" draw:z-index="11"><draw:object xlink:href="./Object 11" xlink:type="simple" xlink:show="embed" xlink:actuate="onLoad"/><draw:image xlink:href="./ObjectReplacements/Object 11" xlink:type="simple" xlink:show="embed" xlink:actuate="onLoad"/><svg:desc>formula</svg:desc></draw:frame></text:span><text:span text:style-name="T34"><text:s/>be replaced with an approximate solution </text:span><draw:frame draw:style-name="fr1" draw:name="Object10" text:anchor-type="as-char" svg:y="-0.429cm" svg:width="0.534cm" svg:height="0.52cm" draw:z-index="9"><draw:object xlink:href="./Object 10" xlink:type="simple" xlink:show="embed" xlink:actuate="onLoad"/><draw:image xlink:href="./ObjectReplacements/Object 10" xlink:type="simple" xlink:show="embed" xlink:actuate="onLoad"/><svg:desc>formula</svg:desc></draw:frame>, <text:span text:style-name="T35">substituting the approximate solution in the equations above yield a residual instead of zero. This residual is forced globally to zero by multiplying the equation with a weighting function and integrating over a domain discretized to a finite number of elements. </text:span><text:span text:style-name="T36">In other words:</text:span></text:p>
      <text:p text:style-name="Text_20_body"><draw:frame draw:style-name="fr1" draw:name="Object13" text:anchor-type="as-char" svg:y="-0.727cm" svg:width="7.572cm" svg:height="1.159cm" draw:z-index="12"><draw:object xlink:href="./Object 13" xlink:type="simple" xlink:show="embed" xlink:actuate="onLoad"/><draw:image xlink:href="./ObjectReplacements/Object 13" xlink:type="simple" xlink:show="embed" xlink:actuate="onLoad"/><svg:desc>formula</svg:desc></draw:frame></text:p>
      <text:p text:style-name="P6">Where <text:span text:style-name="T37">Ω represents the domain, R is the residual, and W</text:span><text:span text:style-name="T29">i</text:span><text:span text:style-name="T12"> is the weight function.</text:span></text:p>
      <text:p text:style-name="P20">The relationship between the approximate and exact solutions is defined in a piece-wise fashion, in the following form:</text:p>
      <text:p text:style-name="P20"><draw:frame draw:style-name="fr1" draw:name="Object14" text:anchor-type="as-char" svg:y="-0.432cm" svg:width="3.47cm" svg:height="0.861cm" draw:z-index="13"><draw:object xlink:href="./Object 14" xlink:type="simple" xlink:show="embed" xlink:actuate="onLoad"/><draw:image xlink:href="./ObjectReplacements/Object 14" xlink:type="simple" xlink:show="embed" xlink:actuate="onLoad"/><svg:desc>formula</svg:desc></draw:frame></text:p>
      <text:p text:style-name="P7"><text:span text:style-name="T12">Where N</text:span><text:span text:style-name="T29">i</text:span><text:span text:style-name="T12"> is the shape function. An interpolation function that produces 1 at the position of its node and 0 on the other nodes, but may vary between 0 and 1 between the element’s nodes. </text:span><text:span text:style-name="T13">For this application, the natural coordinate system is used as a shape function, </text:span></text:p>
      <text:p text:style-name="P1"><text:span text:style-name="T13"><draw:frame draw:style-name="fr2" draw:name="Object18" text:anchor-type="as-char" svg:width="1.314cm" svg:height="0.531cm" draw:z-index="15"><draw:object xlink:href="./Object 16" xlink:type="simple" xlink:show="embed" xlink:actuate="onLoad"/><draw:image xlink:href="./ObjectReplacements/Object 16" xlink:type="simple" xlink:show="embed" xlink:actuate="onLoad"/><svg:desc>formula</svg:desc></draw:frame></text:span><text:span text:style-name="T13">, </text:span><text:span text:style-name="T13"><draw:frame draw:style-name="fr2" draw:name="Object16" text:anchor-type="as-char" svg:width="1.393cm" svg:height="0.531cm" draw:z-index="16"><draw:object xlink:href="./Object 17" xlink:type="simple" xlink:show="embed" xlink:actuate="onLoad"/><draw:image xlink:href="./ObjectReplacements/Object 17" xlink:type="simple" xlink:show="embed" xlink:actuate="onLoad"/><svg:desc>formula</svg:desc></draw:frame></text:span><text:span text:style-name="T13">, </text:span><text:span text:style-name="T13"><draw:frame draw:style-name="fr2" draw:name="Object17" text:anchor-type="as-char" svg:width="1.431cm" svg:height="0.531cm" draw:z-index="17"><draw:object xlink:href="./Object 18" xlink:type="simple" xlink:show="embed" xlink:actuate="onLoad"/><draw:image xlink:href="./ObjectReplacements/Object 18" xlink:type="simple" xlink:show="embed" xlink:actuate="onLoad"/><svg:desc>formula</svg:desc></draw:frame></text:span></text:p>
      <text:p text:style-name="P18"/>
      <text:p text:style-name="P1"><text:span text:style-name="T13">for a linear triangular (3 nodes) element, the relationship</text:span><text:span text:style-name="T14">s</text:span><text:span text:style-name="T13"> between the natural coordinates and the global, Cartesian coordinates are given by:</text:span></text:p>
      <text:p text:style-name="P18"/>
      <text:p text:style-name="P21"><draw:frame draw:style-name="fr2" draw:name="Object15" text:anchor-type="as-char" svg:width="8.14cm" svg:height="3.214cm" draw:z-index="14"><draw:object xlink:href="./Object 15" xlink:type="simple" xlink:show="embed" xlink:actuate="onLoad"/><draw:image xlink:href="./ObjectReplacements/Object 15" xlink:type="simple" xlink:show="embed" xlink:actuate="onLoad"/><svg:desc>formula</svg:desc></draw:frame></text:p>
      <text:p text:style-name="P8"><text:span text:style-name="T13">W</text:span><text:span text:style-name="T12">here the e superscript denotes the element, the i, j, and k subscripts denote each specific node of this element.</text:span><text:span text:style-name="T15"> Substituting these relations in the approximate solution </text:span><text:span text:style-name="T16">(for a linear triangle) </text:span><text:span text:style-name="T15">yields:</text:span></text:p>
      <text:p text:style-name="P22"><draw:frame draw:style-name="fr1" draw:name="Object19" text:anchor-type="as-char" svg:y="-0.429cm" svg:width="3.672cm" svg:height="0.584cm" draw:z-index="18"><draw:object xlink:href="./Object 19" xlink:type="simple" xlink:show="embed" xlink:actuate="onLoad"/><draw:image xlink:href="./ObjectReplacements/Object 19" xlink:type="simple" xlink:show="embed" xlink:actuate="onLoad"/><svg:desc>formula</svg:desc></draw:frame></text:p>
      <text:p text:style-name="P23">And taking the partials with respect to x:</text:p>
      <text:p text:style-name="P23"><draw:frame draw:style-name="fr1" draw:name="Object20" text:anchor-type="as-char" svg:y="-0.683cm" svg:width="5.089cm" svg:height="1.062cm" draw:z-index="19"><draw:object xlink:href="./Object 20" xlink:type="simple" xlink:show="embed" xlink:actuate="onLoad"/><draw:image xlink:href="./ObjectReplacements/Object 20" xlink:type="simple" xlink:show="embed" xlink:actuate="onLoad"/><svg:desc>formula</svg:desc></draw:frame></text:p>
      <text:p text:style-name="P9"><text:span text:style-name="T12">Note that the exact solution is constant within the element </text:span><text:span text:style-name="T27">(fixed at the node)</text:span><text:span text:style-name="T12">, therefore</text:span><text:span text:style-name="T12"><draw:frame draw:style-name="fr1" draw:name="Object21" text:anchor-type="as-char" svg:y="-0.619cm" svg:width="1.365cm" svg:height="0.998cm" draw:z-index="20"><draw:object xlink:href="./Object 21" xlink:type="simple" xlink:show="embed" xlink:actuate="onLoad"/><draw:image xlink:href="./ObjectReplacements/Object 21" xlink:type="simple" xlink:show="embed" xlink:actuate="onLoad"/><svg:desc>formula</svg:desc></draw:frame></text:span><text:span text:style-name="T12">, </text:span><text:span text:style-name="T17">the derivative of the approximate solution then becomes:</text:span></text:p>
      <text:p text:style-name="P23"><draw:frame draw:style-name="fr1" draw:name="Object22" text:anchor-type="as-char" svg:y="-0.683cm" svg:width="5.089cm" svg:height="1.062cm" draw:z-index="21"><draw:object xlink:href="./Object 22" xlink:type="simple" xlink:show="embed" xlink:actuate="onLoad"/><draw:image xlink:href="./ObjectReplacements/Object 22" xlink:type="simple" xlink:show="embed" xlink:actuate="onLoad"/><svg:desc>formula</svg:desc></draw:frame></text:p>
      <text:p text:style-name="P23"><text:soft-page-break/><draw:frame draw:style-name="fr1" draw:name="Object23" text:anchor-type="as-char" svg:y="-0.672cm" svg:width="8.153cm" svg:height="1.109cm" draw:z-index="22"><draw:object xlink:href="./Object 23" xlink:type="simple" xlink:show="embed" xlink:actuate="onLoad"/><draw:image xlink:href="./ObjectReplacements/Object 23" xlink:type="simple" xlink:show="embed" xlink:actuate="onLoad"/><svg:desc>formula</svg:desc></draw:frame></text:p>
      <text:p text:style-name="P24">And similarly for the y direction:</text:p>
      <text:p text:style-name="P24"><draw:frame draw:style-name="fr1" draw:name="Object24" text:anchor-type="as-char" svg:y="-0.672cm" svg:width="7.948cm" svg:height="1.109cm" draw:z-index="23"><draw:object xlink:href="./Object 24" xlink:type="simple" xlink:show="embed" xlink:actuate="onLoad"/><draw:image xlink:href="./ObjectReplacements/Object 24" xlink:type="simple" xlink:show="embed" xlink:actuate="onLoad"/><svg:desc>formula</svg:desc></draw:frame></text:p>
      <text:p text:style-name="P25">Plugging those derivatives in the main integral:</text:p>
      <text:p text:style-name="P24"><draw:frame draw:style-name="fr1" draw:name="Object25" text:anchor-type="as-char" svg:y="-0.937cm" svg:width="18.015cm" svg:height="1.722cm" draw:z-index="24"><draw:object xlink:href="./Object 25" xlink:type="simple" xlink:show="embed" xlink:actuate="onLoad"/><draw:image xlink:href="./ObjectReplacements/Object 25" xlink:type="simple" xlink:show="embed" xlink:actuate="onLoad"/><svg:desc>formula</svg:desc></draw:frame></text:p>
      <text:p text:style-name="P10"><text:span text:style-name="T12">Note th</text:span><text:span text:style-name="T18">at </text:span><text:span text:style-name="T12">the weight function W</text:span><text:span text:style-name="T29">i</text:span><text:span text:style-name="T12"> is replaced with the shape function N</text:span><text:span text:style-name="T29">i</text:span><text:span text:style-name="T12">, as dictated by the Galerkin technique.</text:span></text:p>
      <text:p text:style-name="P11"><text:span text:style-name="T12">For brevity, take y</text:span><text:span text:style-name="T29">ij</text:span><text:span text:style-name="T12"> to denote (y</text:span><text:span text:style-name="T29">i</text:span><text:span text:style-name="T12"> – y</text:span><text:span text:style-name="T29">k</text:span><text:span text:style-name="T12">), x</text:span><text:span text:style-name="T29">ji</text:span><text:span text:style-name="T12"> for (x</text:span><text:span text:style-name="T29">j</text:span><text:span text:style-name="T12"> – x</text:span><text:span text:style-name="T29">i</text:span><text:span text:style-name="T12">), and so forth, then rearrange the terms.</text:span></text:p>
      <text:p text:style-name="P26"><draw:frame draw:style-name="fr1" draw:name="Object26" text:anchor-type="as-char" svg:y="-0.736cm" svg:width="13.488cm" svg:height="1.168cm" draw:z-index="25"><draw:object xlink:href="./Object 26" xlink:type="simple" xlink:show="embed" xlink:actuate="onLoad"/><draw:image xlink:href="./ObjectReplacements/Object 26" xlink:type="simple" xlink:show="embed" xlink:actuate="onLoad"/><svg:desc>formula</svg:desc></draw:frame></text:p>
      <text:p text:style-name="P26"><draw:frame draw:style-name="fr1" draw:name="Object27" text:anchor-type="as-char" svg:y="-0.736cm" svg:width="14.302cm" svg:height="1.168cm" draw:z-index="26"><draw:object xlink:href="./Object 27" xlink:type="simple" xlink:show="embed" xlink:actuate="onLoad"/><draw:image xlink:href="./ObjectReplacements/Object 27" xlink:type="simple" xlink:show="embed" xlink:actuate="onLoad"/><svg:desc>formula</svg:desc></draw:frame></text:p>
      <text:p text:style-name="P27">For a 2 dimensional triangle, a simplified solution to the integral above is given by Segerlind 1984 (via Istok, 1989) as:</text:p>
      <text:p text:style-name="P27"><draw:frame draw:style-name="fr2" draw:name="Object28" text:anchor-type="as-char" svg:width="7.332cm" svg:height="1.111cm" draw:z-index="27"><draw:object xlink:href="./Object 28" xlink:type="simple" xlink:show="embed" xlink:actuate="onLoad"/><draw:image xlink:href="./ObjectReplacements/Object 28" xlink:type="simple" xlink:show="embed" xlink:actuate="onLoad"/><svg:desc>formula</svg:desc></draw:frame></text:p>
      <text:p text:style-name="P28">Ergo:</text:p>
      <text:p text:style-name="P28"><draw:frame draw:style-name="fr1" draw:name="Object29" text:anchor-type="as-char" svg:y="-0.736cm" svg:width="17.156cm" svg:height="1.205cm" draw:z-index="28"><draw:object xlink:href="./Object 29" xlink:type="simple" xlink:show="embed" xlink:actuate="onLoad"/><draw:image xlink:href="./ObjectReplacements/Object 29" xlink:type="simple" xlink:show="embed" xlink:actuate="onLoad"/><svg:desc>formula</svg:desc></draw:frame></text:p>
      <text:p text:style-name="P28"><draw:frame draw:style-name="fr1" draw:name="Object30" text:anchor-type="as-char" svg:y="-0.683cm" svg:width="13.155cm" svg:height="1.062cm" draw:z-index="29"><draw:object xlink:href="./Object 30" xlink:type="simple" xlink:show="embed" xlink:actuate="onLoad"/><draw:image xlink:href="./ObjectReplacements/Object 30" xlink:type="simple" xlink:show="embed" xlink:actuate="onLoad"/><svg:desc>formula</svg:desc></draw:frame></text:p>
      <text:p text:style-name="P29">Disregarding the time derivative for now, the last equation can be written in a shorthand form as:</text:p>
      <text:p text:style-name="P29"><draw:frame draw:style-name="fr1" draw:name="Object31" text:anchor-type="as-char" svg:y="-0.377cm" svg:width="3.268cm" svg:height="0.483cm" draw:z-index="30"><draw:object xlink:href="./Object 31" xlink:type="simple" xlink:show="embed" xlink:actuate="onLoad"/><draw:image xlink:href="./ObjectReplacements/Object 31" xlink:type="simple" xlink:show="embed" xlink:actuate="onLoad"/><svg:desc>formula</svg:desc></draw:frame></text:p>
      <text:p text:style-name="P12"><text:span text:style-name="T12">Where [K] is the element’s conductance matrix, {h} is a vector for the heads at each node, {β} </text:span><text:span text:style-name="T19">is a vector to the element’s precipitation contribution to a specific node. </text:span><text:span text:style-name="T21">[K] and {β}</text:span><text:span text:style-name="T20"> given as:</text:span></text:p>
      <text:p text:style-name="P12"><text:span text:style-name="T20"><draw:frame draw:style-name="fr1" draw:name="Object32" text:anchor-type="as-char" svg:y="-1.009cm" svg:width="9.432cm" svg:height="1.859cm" draw:z-index="31"><draw:object xlink:href="./Object 32" xlink:type="simple" xlink:show="embed" xlink:actuate="onLoad"/><draw:image xlink:href="./ObjectReplacements/Object 32" xlink:type="simple" xlink:show="embed" xlink:actuate="onLoad"/><svg:desc>formula</svg:desc></draw:frame></text:span><text:span text:style-name="T20"><text:s/></text:span><text:span text:style-name="T22">and</text:span><draw:frame draw:style-name="fr1" draw:name="Object33" text:anchor-type="as-char" svg:y="-0.917cm" svg:width="2.018cm" svg:height="1.623cm" draw:z-index="32"><draw:object xlink:href="./Object 33" xlink:type="simple" xlink:show="embed" xlink:actuate="onLoad"/><draw:image xlink:href="./ObjectReplacements/Object 33" xlink:type="simple" xlink:show="embed" xlink:actuate="onLoad"/><svg:desc>formula</svg:desc></draw:frame></text:p>
      <text:p text:style-name="P14"><text:span text:style-name="T12">For the time derivative term, two approaches are available to form the solution, the lumped formulation and the consisten</text:span><text:span text:style-name="T23">t</text:span><text:span text:style-name="T12"> formulation. </text:span><text:span text:style-name="T24">In both, the term eventually reduces – similarly to the spatial derivative – to </text:span><draw:frame draw:style-name="fr1" draw:name="Object34" text:anchor-type="as-char" svg:y="-0.399cm" svg:width="1.543cm" svg:height="0.503cm" draw:z-index="33"><draw:object xlink:href="./Object 34" xlink:type="simple" xlink:show="embed" xlink:actuate="onLoad"/><draw:image xlink:href="./ObjectReplacements/Object 34" xlink:type="simple" xlink:show="embed" xlink:actuate="onLoad"/><svg:desc>formula</svg:desc></draw:frame>, <text:span text:style-name="T43">[C] is called the capacitance matrix, given by </text:span><text:span text:style-name="T44">(I</text:span><text:span text:style-name="T25">stok, 1989</text:span><text:span text:style-name="T26">)</text:span><text:span text:style-name="T43">:</text:span></text:p>
      <text:p text:style-name="P13"><text:soft-page-break/><draw:frame draw:style-name="fr1" draw:name="Object35" text:anchor-type="as-char" svg:y="-0.917cm" svg:width="4.35cm" svg:height="1.623cm" draw:z-index="34"><draw:object xlink:href="./Object 35" xlink:type="simple" xlink:show="embed" xlink:actuate="onLoad"/><draw:image xlink:href="./ObjectReplacements/Object 35" xlink:type="simple" xlink:show="embed" xlink:actuate="onLoad"/><svg:desc>formula</svg:desc></draw:frame><text:s/><text:span text:style-name="T45">or </text:span><text:span text:style-name="T45"><draw:frame draw:style-name="fr1" draw:name="Object36" text:anchor-type="as-char" svg:y="-0.917cm" svg:width="4.563cm" svg:height="1.623cm" draw:z-index="35"><draw:object xlink:href="./Object 36" xlink:type="simple" xlink:show="embed" xlink:actuate="onLoad"/><draw:image xlink:href="./ObjectReplacements/Object 36" xlink:type="simple" xlink:show="embed" xlink:actuate="onLoad"/><svg:desc>formula</svg:desc></draw:frame></text:span></text:p>
      <text:p text:style-name="P13"><draw:frame draw:style-name="fr1" draw:name="Object37" text:anchor-type="as-char" svg:y="-0.399cm" svg:width="0.91cm" svg:height="0.49cm" draw:z-index="36"><draw:object xlink:href="./Object 37" xlink:type="simple" xlink:show="embed" xlink:actuate="onLoad"/><draw:image xlink:href="./ObjectReplacements/Object 37" xlink:type="simple" xlink:show="embed" xlink:actuate="onLoad"/><svg:desc>formula</svg:desc></draw:frame><text:span text:style-name="T46">is still a time derivative, to solve it a finite difference (in time) scheme is used, </text:span><text:span text:style-name="T47">giving (Istok, 1989):</text:span><text:span text:style-name="T46"> </text:span></text:p>
      <text:p text:style-name="P13"><draw:frame draw:style-name="fr1" draw:name="Object38" text:anchor-type="as-char" svg:y="-0.386cm" svg:width="5.209cm" svg:height="0.54cm" draw:z-index="37"><draw:object xlink:href="./Object 38" xlink:type="simple" xlink:show="embed" xlink:actuate="onLoad"/><draw:image xlink:href="./ObjectReplacements/Object 38" xlink:type="simple" xlink:show="embed" xlink:actuate="onLoad"/><svg:desc>formula</svg:desc></draw:frame></text:p>
      <text:p text:style-name="P15"><text:span text:style-name="T37">Where ω is a relaxation factor </text:span><text:span text:style-name="T38">that determines the exact scheme used (forward, backwards or central in time). </text:span><text:span text:style-name="T39">The entire approximate solution thus becomes:</text:span></text:p>
      <text:p text:style-name="P30"><draw:frame draw:style-name="fr1" draw:name="Object39" text:anchor-type="as-char" svg:y="-0.415cm" svg:width="14.97cm" svg:height="0.598cm" draw:z-index="38"><draw:object xlink:href="./Object 39" xlink:type="simple" xlink:show="embed" xlink:actuate="onLoad"/><draw:image xlink:href="./ObjectReplacements/Object 39" xlink:type="simple" xlink:show="embed" xlink:actuate="onLoad"/><svg:desc>formula</svg:desc></draw:frame></text:p>
      <text:p text:style-name="P16"><text:span text:style-name="T39">W</text:span><text:span text:style-name="T37">here the t subscript denotes the value at the current time-step, and t+Δt subscript denotes the value at the next time-step.</text:span></text:p>
      <text:p text:style-name="P31">Reorganizing the terms to have future (unknown) values on the left hand side and current (known) values on the right (note that the precipitation remains on the right even for future values as both are known):</text:p>
      <text:p text:style-name="P31"><draw:frame draw:style-name="fr1" draw:name="Object40" text:anchor-type="as-char" svg:y="-0.415cm" svg:width="15.935cm" svg:height="0.598cm" draw:z-index="39"><draw:object xlink:href="./Object 40" xlink:type="simple" xlink:show="embed" xlink:actuate="onLoad"/><draw:image xlink:href="./ObjectReplacements/Object 40" xlink:type="simple" xlink:show="embed" xlink:actuate="onLoad"/><svg:desc>formula</svg:desc></draw:frame></text:p>
      <text:p text:style-name="P31"><draw:frame draw:style-name="fr1" draw:name="Object41" text:anchor-type="as-char" svg:y="-0.415cm" svg:width="14.259cm" svg:height="0.598cm" draw:z-index="40"><draw:object xlink:href="./Object 41" xlink:type="simple" xlink:show="embed" xlink:actuate="onLoad"/><draw:image xlink:href="./ObjectReplacements/Object 41" xlink:type="simple" xlink:show="embed" xlink:actuate="onLoad"/><svg:desc>formula</svg:desc></draw:frame></text:p>
      <text:p text:style-name="P17"><text:span text:style-name="T37">To reiterate, solving the above equation requires assuming – </text:span><text:span text:style-name="T42">future – </text:span><text:span text:style-name="T37">nodal head values to compute the velocities, which go into the conductance matrix [K]. </text:span><text:span text:style-name="T40">The equation then reduces to a linear system of equations of the form </text:span><text:span text:style-name="T40"><draw:frame draw:style-name="fr1" draw:name="Object42" text:anchor-type="as-char" svg:y="-0.377cm" svg:width="2.641cm" svg:height="0.482cm" draw:z-index="41"><draw:object xlink:href="./Object 42" xlink:type="simple" xlink:show="embed" xlink:actuate="onLoad"/><draw:image xlink:href="./ObjectReplacements/Object 42" xlink:type="simple" xlink:show="embed" xlink:actuate="onLoad"/><svg:desc>formula</svg:desc></draw:frame></text:span><text:span text:style-name="T40">, </text:span><text:span text:style-name="T41">where [A] is the component </text:span><text:span text:style-name="T41"><draw:frame draw:style-name="fr1" draw:name="Object43" text:anchor-type="as-char" svg:y="-0.402cm" svg:width="2.819cm" svg:height="0.533cm" draw:z-index="42"><draw:object xlink:href="./Object 43" xlink:type="simple" xlink:show="embed" xlink:actuate="onLoad"/><draw:image xlink:href="./ObjectReplacements/Object 43" xlink:type="simple" xlink:show="embed" xlink:actuate="onLoad"/><svg:desc>formula</svg:desc></draw:frame></text:span><text:span text:style-name="T41">, {x} are the unknown, future, nodal heads, </text:span><text:span text:style-name="T41"><draw:frame draw:style-name="fr1" draw:name="Object44" text:anchor-type="as-char" svg:y="-0.377cm" svg:width="1.455cm" svg:height="0.531cm" draw:z-index="43"><draw:object xlink:href="./Object 44" xlink:type="simple" xlink:show="embed" xlink:actuate="onLoad"/><draw:image xlink:href="./ObjectReplacements/Object 44" xlink:type="simple" xlink:show="embed" xlink:actuate="onLoad"/><svg:desc>formula</svg:desc></draw:frame></text:span><text:span text:style-name="T41">, and {b} is the resultant of the right hand side </text:span><draw:frame draw:style-name="fr1" draw:name="Object45" text:anchor-type="as-char" svg:y="-0.415cm" svg:width="9.994cm" svg:height="0.598cm" draw:z-index="44"><draw:object xlink:href="./Object 45" xlink:type="simple" xlink:show="embed" xlink:actuate="onLoad"/><draw:image xlink:href="./ObjectReplacements/Object 45" xlink:type="simple" xlink:show="embed" xlink:actuate="onLoad"/><svg:desc>formula</svg:desc></draw:frame>, <text:span text:style-name="T48">which comprises entirely of known values. </text:span><text:span text:style-name="T49">The resulting </text:span><text:span text:style-name="T50">heads are compared to the assumed ones, reiterating again if the difference is unacceptab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1pt" officeooo:rsid="0093b708" style:font-size-asian="11pt" style:font-size-complex="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1" style:family="paragraph" style:parent-style-name="Text_20_body">
      <style:paragraph-properties fo:line-height="115%"/>
      <style:text-properties fo:font-weight="bold" officeooo:rsid="0105ad2b"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8T19:36:09.943000000</meta:creation-date>
    <meta:generator>LibreOffice/7.3.3.2$Windows_X86_64 LibreOffice_project/d1d0ea68f081ee2800a922cac8f79445e4603348</meta:generator>
    <dc:date>2022-07-16T07:07:16.867000000</dc:date>
    <meta:editing-duration>PT6H34M5S</meta:editing-duration>
    <meta:editing-cycles>201</meta:editing-cycles>
    <meta:document-statistic meta:table-count="0" meta:image-count="0" meta:object-count="45" meta:page-count="4" meta:paragraph-count="69" meta:word-count="847" meta:character-count="5050" meta:non-whitespace-character-count="4217"/>
  </office:meta>
</office:document-meta>
</file>

<file path=Object 1/content.xml><?xml version="1.0" encoding="utf-8"?>
<math xmlns="http://www.w3.org/1998/Math/MathML" display="block">
  <semantics>
    <mrow>
      <mrow>
        <mi>V</mi>
        <mo stretchy="false">=</mo>
        <mfrac>
          <mn>1</mn>
          <mi>n</mi>
        </mfrac>
      </mrow>
      <msup>
        <mi>R</mi>
        <mfrac>
          <mn>2</mn>
          <mn>3</mn>
        </mfrac>
      </msup>
      <msqrt>
        <mi>S</mi>
      </msqrt>
    </mrow>
    <annotation encoding="StarMath 5.0">V = 1 over n  R ^{ 2 over 3 } sqrt{ S }</annotation>
  </semantics>
</math>
</file>

<file path=Object 10/content.xml><?xml version="1.0" encoding="utf-8"?>
<math xmlns="http://www.w3.org/1998/Math/MathML" display="block">
  <semantics>
    <mover accent="true">
      <mi>h</mi>
      <mo stretchy="false">~</mo>
    </mover>
    <annotation encoding="StarMath 5.0">tilde h</annotation>
  </semantics>
</math>
</file>

<file path=Object 11/content.xml><?xml version="1.0" encoding="utf-8"?>
<math xmlns="http://www.w3.org/1998/Math/MathML" display="block">
  <semantics>
    <mi>h</mi>
    <annotation encoding="StarMath 5.0">h</annotation>
  </semantics>
</math>
</file>

<file path=Object 12/content.xml><?xml version="1.0" encoding="utf-8"?>
<math xmlns="http://www.w3.org/1998/Math/MathML" display="block">
  <semantics>
    <mrow>
      <mi>u</mi>
      <mrow>
        <mfrac>
          <mrow>
            <mo stretchy="false">∂</mo>
            <mi>h</mi>
          </mrow>
          <mrow>
            <mo stretchy="false">∂</mo>
            <mi>x</mi>
          </mrow>
        </mfrac>
        <mo stretchy="false">+</mo>
        <mi>v</mi>
      </mrow>
      <mrow>
        <mrow>
          <mfrac>
            <mrow>
              <mo stretchy="false">∂</mo>
              <mi>h</mi>
            </mrow>
            <mrow>
              <mo stretchy="false">∂</mo>
              <mi>y</mi>
            </mrow>
          </mfrac>
          <mo stretchy="false">+</mo>
          <mfrac>
            <mrow>
              <mo stretchy="false">∂</mo>
              <mi>h</mi>
            </mrow>
            <mrow>
              <mo stretchy="false">∂</mo>
              <mi>t</mi>
            </mrow>
          </mfrac>
          <mo stretchy="false">−</mo>
          <mi mathvariant="italic">Pe</mi>
        </mrow>
        <mo stretchy="false">=</mo>
        <mn>0</mn>
      </mrow>
    </mrow>
    <annotation encoding="StarMath 5.0">u {partial h} over {partial x }  + v {partial h} over {partial y } + {partial h} over {partial t } - Pe = 0</annotation>
  </semantics>
</math>
</file>

<file path=Object 13/content.xml><?xml version="1.0" encoding="utf-8"?>
<math xmlns="http://www.w3.org/1998/Math/MathML" display="block">
  <semantics>
    <mrow>
      <mrow>
        <munder>
          <mo stretchy="false">∬</mo>
          <mi mathvariant="normal">Ω</mi>
        </munder>
        <msub>
          <mi>W</mi>
          <mi>i</mi>
        </msub>
      </mrow>
      <mrow>
        <mo fence="true" form="prefix" stretchy="true">(</mo>
        <mrow>
          <mrow>
            <msub>
              <mi>u</mi>
              <mi>i</mi>
            </msub>
            <mrow>
              <mfrac>
                <mrow>
                  <mo stretchy="false">∂</mo>
                  <mover accent="true">
                    <mi>h</mi>
                    <mo stretchy="false">~</mo>
                  </mover>
                </mrow>
                <mrow>
                  <mo stretchy="false">∂</mo>
                  <mi>x</mi>
                </mrow>
              </mfrac>
              <mo stretchy="false">+</mo>
              <msub>
                <mi>v</mi>
                <mi>i</mi>
              </msub>
            </mrow>
            <mrow>
              <mfrac>
                <mrow>
                  <mo stretchy="false">∂</mo>
                  <mover accent="true">
                    <mi>h</mi>
                    <mo stretchy="false">~</mo>
                  </mover>
                </mrow>
                <mrow>
                  <mo stretchy="false">∂</mo>
                  <mi>y</mi>
                </mrow>
              </mfrac>
              <mo stretchy="false">+</mo>
              <mfrac>
                <mrow>
                  <mo stretchy="false">∂</mo>
                  <mover accent="true">
                    <mi>h</mi>
                    <mo stretchy="false">~</mo>
                  </mover>
                </mrow>
                <mrow>
                  <mo stretchy="false">∂</mo>
                  <mi>t</mi>
                </mrow>
              </mfrac>
              <mo stretchy="false">−</mo>
              <mi mathvariant="italic">Pe</mi>
            </mrow>
          </mrow>
        </mrow>
        <mo fence="true" form="postfix" stretchy="true">)</mo>
      </mrow>
      <mi>d</mi>
      <mrow>
        <mi mathvariant="normal">Ω</mi>
        <mo stretchy="false">=</mo>
        <mi>R</mi>
        <mo stretchy="false">≈</mo>
        <mn>0</mn>
      </mrow>
    </mrow>
    <annotation encoding="StarMath 5.0">iint from{%OMEGA} W_i left(u_i {partial tilde h} over {partial x }  + v_i {partial tilde h} over {partial y } + {partial tilde h} over {partial t } - Pe right) d%OMEGA = R approx 0</annotation>
  </semantics>
</math>
</file>

<file path=Object 14/content.xml><?xml version="1.0" encoding="utf-8"?>
<math xmlns="http://www.w3.org/1998/Math/MathML" display="block">
  <semantics>
    <mrow>
      <mover accent="true">
        <mi>h</mi>
        <mo stretchy="false">~</mo>
      </mover>
      <mo stretchy="false">=</mo>
      <mrow>
        <munder>
          <mo stretchy="false">∑</mo>
          <mrow>
            <mi mathvariant="italic">nodes</mi>
            <mi mathvariant="italic">per</mi>
            <mi mathvariant="italic">element</mi>
          </mrow>
        </munder>
        <mrow>
          <msub>
            <mi>N</mi>
            <mi>i</mi>
          </msub>
          <mi>h</mi>
        </mrow>
      </mrow>
    </mrow>
    <annotation encoding="StarMath 5.0">tilde h = sum from{nodes per element} { N_i h }</annotation>
  </semantics>
</math>
</file>

<file path=Object 15/content.xml><?xml version="1.0" encoding="utf-8"?>
<math xmlns="http://www.w3.org/1998/Math/MathML" display="block">
  <semantics>
    <mtable>
      <mtr>
        <mtd>
          <mrow>
            <mrow>
              <msub>
                <mi>L</mi>
                <mi>i</mi>
              </msub>
              <mo stretchy="false">=</mo>
              <mfrac>
                <mn>1</mn>
                <mrow>
                  <mn>2</mn>
                  <msup>
                    <mi>A</mi>
                    <mi>e</mi>
                  </msup>
                </mrow>
              </mfrac>
            </mrow>
            <mrow>
              <mo fence="true" form="prefix" stretchy="true">[</mo>
              <mrow>
                <mrow>
                  <mrow>
                    <mrow>
                      <mo fence="true" form="prefix" stretchy="false">(</mo>
                      <mrow>
                        <mrow>
                          <msub>
                            <mi>x</mi>
                            <mi>j</mi>
                          </msub>
                          <mrow>
                            <msub>
                              <mi>y</mi>
                              <mi>k</mi>
                            </msub>
                            <mo stretchy="false">−</mo>
                            <msub>
                              <mi>x</mi>
                              <mi>k</mi>
                            </msub>
                          </mrow>
                          <msub>
                            <mi>y</mi>
                            <mi>j</mi>
                          </msub>
                        </mrow>
                      </mrow>
                      <mo fence="true" form="postfix" stretchy="false">)</mo>
                    </mrow>
                    <mo stretchy="false">+</mo>
                    <mrow>
                      <mo fence="true" form="prefix" stretchy="false">(</mo>
                      <mrow>
                        <mrow>
                          <msub>
                            <mi>y</mi>
                            <mi>j</mi>
                          </msub>
                          <mo stretchy="false">−</mo>
                          <msub>
                            <mi>y</mi>
                            <mi>k</mi>
                          </msub>
                        </mrow>
                      </mrow>
                      <mo fence="true" form="postfix" stretchy="false">)</mo>
                    </mrow>
                  </mrow>
                  <mrow>
                    <mi>x</mi>
                    <mo stretchy="false">+</mo>
                    <mrow>
                      <mo fence="true" form="prefix" stretchy="false">(</mo>
                      <mrow>
                        <mrow>
                          <msub>
                            <mi>x</mi>
                            <mi>k</mi>
                          </msub>
                          <mo stretchy="false">−</mo>
                          <msub>
                            <mi>x</mi>
                            <mi>j</mi>
                          </msub>
                        </mrow>
                      </mrow>
                      <mo fence="true" form="postfix" stretchy="false">)</mo>
                    </mrow>
                  </mrow>
                  <mi>y</mi>
                </mrow>
              </mrow>
              <mo fence="true" form="postfix" stretchy="true">]</mo>
            </mrow>
          </mrow>
        </mtd>
      </mtr>
      <mtr>
        <mtd>
          <mrow>
            <mrow>
              <msub>
                <mi>L</mi>
                <mi>j</mi>
              </msub>
              <mo stretchy="false">=</mo>
              <mfrac>
                <mn>1</mn>
                <mrow>
                  <mn>2</mn>
                  <msup>
                    <mi>A</mi>
                    <mi>e</mi>
                  </msup>
                </mrow>
              </mfrac>
            </mrow>
            <mrow>
              <mo fence="true" form="prefix" stretchy="true">[</mo>
              <mrow>
                <mrow>
                  <mrow>
                    <mrow>
                      <mo fence="true" form="prefix" stretchy="false">(</mo>
                      <mrow>
                        <mrow>
                          <msub>
                            <mi>x</mi>
                            <mi>k</mi>
                          </msub>
                          <mrow>
                            <msub>
                              <mi>y</mi>
                              <mi>i</mi>
                            </msub>
                            <mo stretchy="false">−</mo>
                            <msub>
                              <mi>x</mi>
                              <mi>i</mi>
                            </msub>
                          </mrow>
                          <msub>
                            <mi>y</mi>
                            <mi>k</mi>
                          </msub>
                        </mrow>
                      </mrow>
                      <mo fence="true" form="postfix" stretchy="false">)</mo>
                    </mrow>
                    <mo stretchy="false">+</mo>
                    <mrow>
                      <mo fence="true" form="prefix" stretchy="false">(</mo>
                      <mrow>
                        <mrow>
                          <msub>
                            <mi>y</mi>
                            <mi>k</mi>
                          </msub>
                          <mo stretchy="false">−</mo>
                          <msub>
                            <mi>y</mi>
                            <mi>i</mi>
                          </msub>
                        </mrow>
                      </mrow>
                      <mo fence="true" form="postfix" stretchy="false">)</mo>
                    </mrow>
                  </mrow>
                  <mrow>
                    <mi>x</mi>
                    <mo stretchy="false">+</mo>
                    <mrow>
                      <mo fence="true" form="prefix" stretchy="false">(</mo>
                      <mrow>
                        <mrow>
                          <msub>
                            <mi>x</mi>
                            <mi>i</mi>
                          </msub>
                          <mo stretchy="false">−</mo>
                          <msub>
                            <mi>x</mi>
                            <mi>k</mi>
                          </msub>
                        </mrow>
                      </mrow>
                      <mo fence="true" form="postfix" stretchy="false">)</mo>
                    </mrow>
                  </mrow>
                  <mi>y</mi>
                </mrow>
              </mrow>
              <mo fence="true" form="postfix" stretchy="true">]</mo>
            </mrow>
          </mrow>
        </mtd>
      </mtr>
      <mtr>
        <mtd>
          <mrow>
            <mrow>
              <msub>
                <mi>L</mi>
                <mi>k</mi>
              </msub>
              <mo stretchy="false">=</mo>
              <mfrac>
                <mn>1</mn>
                <mrow>
                  <mn>2</mn>
                  <msup>
                    <mi>A</mi>
                    <mi>e</mi>
                  </msup>
                </mrow>
              </mfrac>
            </mrow>
            <mrow>
              <mo fence="true" form="prefix" stretchy="true">[</mo>
              <mrow>
                <mrow>
                  <mrow>
                    <mrow>
                      <mo fence="true" form="prefix" stretchy="false">(</mo>
                      <mrow>
                        <mrow>
                          <msub>
                            <mi>x</mi>
                            <mi>i</mi>
                          </msub>
                          <mrow>
                            <msub>
                              <mi>y</mi>
                              <mi>j</mi>
                            </msub>
                            <mo stretchy="false">−</mo>
                            <msub>
                              <mi>x</mi>
                              <mi>j</mi>
                            </msub>
                          </mrow>
                          <msub>
                            <mi>y</mi>
                            <mi>i</mi>
                          </msub>
                        </mrow>
                      </mrow>
                      <mo fence="true" form="postfix" stretchy="false">)</mo>
                    </mrow>
                    <mo stretchy="false">+</mo>
                    <mrow>
                      <mo fence="true" form="prefix" stretchy="false">(</mo>
                      <mrow>
                        <mrow>
                          <msub>
                            <mi>y</mi>
                            <mi>i</mi>
                          </msub>
                          <mo stretchy="false">−</mo>
                          <msub>
                            <mi>y</mi>
                            <mi>j</mi>
                          </msub>
                        </mrow>
                      </mrow>
                      <mo fence="true" form="postfix" stretchy="false">)</mo>
                    </mrow>
                  </mrow>
                  <mrow>
                    <mi>x</mi>
                    <mo stretchy="false">+</mo>
                    <mrow>
                      <mo fence="true" form="prefix" stretchy="false">(</mo>
                      <mrow>
                        <mrow>
                          <msub>
                            <mi>x</mi>
                            <mi>j</mi>
                          </msub>
                          <mo stretchy="false">−</mo>
                          <msub>
                            <mi>x</mi>
                            <mi>i</mi>
                          </msub>
                        </mrow>
                      </mrow>
                      <mo fence="true" form="postfix" stretchy="false">)</mo>
                    </mrow>
                  </mrow>
                  <mi>y</mi>
                </mrow>
              </mrow>
              <mo fence="true" form="postfix" stretchy="true">]</mo>
            </mrow>
          </mrow>
        </mtd>
      </mtr>
    </mtable>
    <annotation encoding="StarMath 5.0">L_i = 1 over {  2A^e } left[   (x_j y_k - x_k y_j) + (y_j - y_k) x + (x_k - x_j) y  right]
newline
L_j = 1 over {  2A^e } left[   (x_k y_i - x_i y_k) + (y_k - y_i) x + (x_i - x_k) y  right]
newline
L_k = 1 over {  2A^e } left[   (x_i y_j - x_j y_i) + (y_i - y_j) x + (x_j - x_i) y  right]</annotation>
  </semantics>
</math>
</file>

<file path=Object 16/content.xml><?xml version="1.0" encoding="utf-8"?>
<math xmlns="http://www.w3.org/1998/Math/MathML" display="block">
  <semantics>
    <mrow>
      <msub>
        <mi>N</mi>
        <mi>i</mi>
      </msub>
      <mo stretchy="false">=</mo>
      <msub>
        <mi>L</mi>
        <mi>i</mi>
      </msub>
    </mrow>
    <annotation encoding="StarMath 5.0">N_i = L_i</annotation>
  </semantics>
</math>
</file>

<file path=Object 17/content.xml><?xml version="1.0" encoding="utf-8"?>
<math xmlns="http://www.w3.org/1998/Math/MathML" display="block">
  <semantics>
    <mrow>
      <msub>
        <mi>N</mi>
        <mi>j</mi>
      </msub>
      <mo stretchy="false">=</mo>
      <msub>
        <mi>L</mi>
        <mi>j</mi>
      </msub>
    </mrow>
    <annotation encoding="StarMath 5.0">N_j = L_j</annotation>
  </semantics>
</math>
</file>

<file path=Object 18/content.xml><?xml version="1.0" encoding="utf-8"?>
<math xmlns="http://www.w3.org/1998/Math/MathML" display="block">
  <semantics>
    <mrow>
      <msub>
        <mi>N</mi>
        <mi>k</mi>
      </msub>
      <mo stretchy="false">=</mo>
      <msub>
        <mi>L</mi>
        <mi>k</mi>
      </msub>
    </mrow>
    <annotation encoding="StarMath 5.0">N_k = L_k</annotation>
  </semantics>
</math>
</file>

<file path=Object 19/content.xml><?xml version="1.0" encoding="utf-8"?>
<math xmlns="http://www.w3.org/1998/Math/MathML" display="block">
  <semantics>
    <mrow>
      <mrow>
        <mover accent="true">
          <mi>h</mi>
          <mo stretchy="false">~</mo>
        </mover>
        <mo stretchy="false">=</mo>
        <msub>
          <mi>L</mi>
          <mi>i</mi>
        </msub>
      </mrow>
      <mrow>
        <msub>
          <mi>h</mi>
          <mi>i</mi>
        </msub>
        <mo stretchy="false">+</mo>
        <msub>
          <mi>L</mi>
          <mi>j</mi>
        </msub>
      </mrow>
      <mrow>
        <msub>
          <mi>h</mi>
          <mi>j</mi>
        </msub>
        <mo stretchy="false">+</mo>
        <msub>
          <mi>L</mi>
          <mi>k</mi>
        </msub>
      </mrow>
      <msub>
        <mi>h</mi>
        <mi>k</mi>
      </msub>
    </mrow>
    <annotation encoding="StarMath 5.0">tilde h = L_i h_i + L_j h_j + L_k h_k</annotation>
  </semantics>
</math>
</file>

<file path=Object 2/content.xml><?xml version="1.0" encoding="utf-8"?>
<math xmlns="http://www.w3.org/1998/Math/MathML" display="block">
  <semantics>
    <mrow>
      <mrow>
        <mfrac>
          <mrow>
            <mo stretchy="false">∂</mo>
            <msub>
              <mi>q</mi>
              <mi>x</mi>
            </msub>
          </mrow>
          <mrow>
            <mo stretchy="false">∂</mo>
            <mi>x</mi>
          </mrow>
        </mfrac>
        <mo stretchy="false">+</mo>
        <mfrac>
          <mrow>
            <mo stretchy="false">∂</mo>
            <msub>
              <mi>q</mi>
              <mi>y</mi>
            </msub>
          </mrow>
          <mrow>
            <mo stretchy="false">∂</mo>
            <mi>y</mi>
          </mrow>
        </mfrac>
        <mo stretchy="false">+</mo>
        <mfrac>
          <mrow>
            <mo stretchy="false">∂</mo>
            <mi>h</mi>
          </mrow>
          <mrow>
            <mo stretchy="false">∂</mo>
            <mi>t</mi>
          </mrow>
        </mfrac>
      </mrow>
      <mo stretchy="false">=</mo>
      <mi mathvariant="italic">Pe</mi>
    </mrow>
    <annotation encoding="StarMath 5.0">{partial q_x} over {partial x } + {partial q_y} over {partial y } + {partial h} over {partial t } = Pe</annotation>
  </semantics>
</math>
</file>

<file path=Object 20/content.xml><?xml version="1.0" encoding="utf-8"?>
<math xmlns="http://www.w3.org/1998/Math/MathML" display="block">
  <semantics>
    <mrow>
      <mfrac>
        <mrow>
          <mo stretchy="false">∂</mo>
          <mover accent="true">
            <mi>h</mi>
            <mo stretchy="false">~</mo>
          </mover>
        </mrow>
        <mrow>
          <mo stretchy="false">∂</mo>
          <mi>x</mi>
        </mrow>
      </mfrac>
      <mo stretchy="false">=</mo>
      <mrow>
        <mfrac>
          <mrow>
            <mo stretchy="false">∂</mo>
            <msub>
              <mi>L</mi>
              <mi>i</mi>
            </msub>
            <msub>
              <mi>h</mi>
              <mi>i</mi>
            </msub>
          </mrow>
          <mrow>
            <mo stretchy="false">∂</mo>
            <mi>x</mi>
          </mrow>
        </mfrac>
        <mo stretchy="false">+</mo>
        <mfrac>
          <mrow>
            <mo stretchy="false">∂</mo>
            <msub>
              <mi>L</mi>
              <mi>j</mi>
            </msub>
            <msub>
              <mi>h</mi>
              <mi>j</mi>
            </msub>
          </mrow>
          <mrow>
            <mo stretchy="false">∂</mo>
            <mi>x</mi>
          </mrow>
        </mfrac>
        <mo stretchy="false">+</mo>
        <mfrac>
          <mrow>
            <mo stretchy="false">∂</mo>
            <msub>
              <mi>L</mi>
              <mi>k</mi>
            </msub>
            <msub>
              <mi>h</mi>
              <mi>k</mi>
            </msub>
          </mrow>
          <mrow>
            <mo stretchy="false">∂</mo>
            <mi>x</mi>
          </mrow>
        </mfrac>
      </mrow>
    </mrow>
    <annotation encoding="StarMath 5.0">{partial tilde h} over {partial x} = {partial L_i h_i}over {partial x} + {partial L_j h_j}over {partial x} + {partial L_k h_k}over {partial x}</annotation>
  </semantics>
</math>
</file>

<file path=Object 21/content.xml><?xml version="1.0" encoding="utf-8"?>
<math xmlns="http://www.w3.org/1998/Math/MathML" display="block">
  <semantics>
    <mrow>
      <mfrac>
        <mrow>
          <mo stretchy="false">∂</mo>
          <mi>h</mi>
        </mrow>
        <mrow>
          <mo stretchy="false">∂</mo>
          <mi>x</mi>
        </mrow>
      </mfrac>
      <mo stretchy="false">=</mo>
      <mn>0</mn>
    </mrow>
    <annotation encoding="StarMath 5.0">{partial h}over {partial x} = 0</annotation>
  </semantics>
</math>
</file>

<file path=Object 22/content.xml><?xml version="1.0" encoding="utf-8"?>
<math xmlns="http://www.w3.org/1998/Math/MathML" display="block">
  <semantics>
    <mrow>
      <mrow>
        <mfrac>
          <mrow>
            <mo stretchy="false">∂</mo>
            <mover accent="true">
              <mi>h</mi>
              <mo stretchy="false">~</mo>
            </mover>
          </mrow>
          <mrow>
            <mo stretchy="false">∂</mo>
            <mi>x</mi>
          </mrow>
        </mfrac>
        <mo stretchy="false">=</mo>
        <msub>
          <mi>h</mi>
          <mi>i</mi>
        </msub>
      </mrow>
      <mrow>
        <mfrac>
          <mrow>
            <mo stretchy="false">∂</mo>
            <msub>
              <mi>L</mi>
              <mi>i</mi>
            </msub>
          </mrow>
          <mrow>
            <mo stretchy="false">∂</mo>
            <mi>x</mi>
          </mrow>
        </mfrac>
        <mo stretchy="false">+</mo>
        <msub>
          <mi>h</mi>
          <mi>j</mi>
        </msub>
      </mrow>
      <mrow>
        <mfrac>
          <mrow>
            <mo stretchy="false">∂</mo>
            <msub>
              <mi>L</mi>
              <mi>j</mi>
            </msub>
          </mrow>
          <mrow>
            <mo stretchy="false">∂</mo>
            <mi>x</mi>
          </mrow>
        </mfrac>
        <mo stretchy="false">+</mo>
        <msub>
          <mi>h</mi>
          <mi>k</mi>
        </msub>
      </mrow>
      <mfrac>
        <mrow>
          <mo stretchy="false">∂</mo>
          <msub>
            <mi>L</mi>
            <mi>k</mi>
          </msub>
        </mrow>
        <mrow>
          <mo stretchy="false">∂</mo>
          <mi>x</mi>
        </mrow>
      </mfrac>
    </mrow>
    <annotation encoding="StarMath 5.0">{partial tilde h} over {partial x} = h_i{partial L_i}over {partial x} + h_j{partial L_j }over {partial x} + h_k{partial L_k }over {partial x}</annotation>
  </semantics>
</math>
</file>

<file path=Object 23/content.xml><?xml version="1.0" encoding="utf-8"?>
<math xmlns="http://www.w3.org/1998/Math/MathML" display="block">
  <semantics>
    <mrow>
      <mrow>
        <mfrac>
          <mrow>
            <mo stretchy="false">∂</mo>
            <mover accent="true">
              <mi>h</mi>
              <mo stretchy="false">~</mo>
            </mover>
          </mrow>
          <mrow>
            <mo stretchy="false">∂</mo>
            <mi>x</mi>
          </mrow>
        </mfrac>
        <mo stretchy="false">=</mo>
        <mfrac>
          <mn>1</mn>
          <mrow>
            <mn>2</mn>
            <msup>
              <mi>A</mi>
              <mi>e</mi>
            </msup>
          </mrow>
        </mfrac>
      </mrow>
      <mrow>
        <mo fence="true" form="prefix" stretchy="true">[</mo>
        <mrow>
          <mrow>
            <msub>
              <mi>h</mi>
              <mi>i</mi>
            </msub>
            <mrow>
              <mrow>
                <mo fence="true" form="prefix" stretchy="false">(</mo>
                <mrow>
                  <mrow>
                    <msub>
                      <mi>y</mi>
                      <mi>j</mi>
                    </msub>
                    <mo stretchy="false">−</mo>
                    <msub>
                      <mi>y</mi>
                      <mi>k</mi>
                    </msub>
                  </mrow>
                </mrow>
                <mo fence="true" form="postfix" stretchy="false">)</mo>
              </mrow>
              <mo stretchy="false">+</mo>
              <msub>
                <mi>h</mi>
                <mi>j</mi>
              </msub>
            </mrow>
            <mrow>
              <mrow>
                <mo fence="true" form="prefix" stretchy="false">(</mo>
                <mrow>
                  <mrow>
                    <msub>
                      <mi>y</mi>
                      <mi>k</mi>
                    </msub>
                    <mo stretchy="false">−</mo>
                    <msub>
                      <mi>y</mi>
                      <mi>i</mi>
                    </msub>
                  </mrow>
                </mrow>
                <mo fence="true" form="postfix" stretchy="false">)</mo>
              </mrow>
              <mo stretchy="false">+</mo>
              <msub>
                <mi>h</mi>
                <mi>k</mi>
              </msub>
            </mrow>
            <mrow>
              <mo fence="true" form="prefix" stretchy="false">(</mo>
              <mrow>
                <mrow>
                  <msub>
                    <mi>y</mi>
                    <mi>i</mi>
                  </msub>
                  <mo stretchy="false">−</mo>
                  <msub>
                    <mi>y</mi>
                    <mi>j</mi>
                  </msub>
                </mrow>
              </mrow>
              <mo fence="true" form="postfix" stretchy="false">)</mo>
            </mrow>
          </mrow>
        </mrow>
        <mo fence="true" form="postfix" stretchy="true">]</mo>
      </mrow>
    </mrow>
    <annotation encoding="StarMath 5.0">{partial tilde h} over {partial x} = 1 over {2A^e} left[ h_i (y_j - y_k) + h_j (y_k - y_i) + h_k (y_i - y_j) right]</annotation>
  </semantics>
</math>
</file>

<file path=Object 24/content.xml><?xml version="1.0" encoding="utf-8"?>
<math xmlns="http://www.w3.org/1998/Math/MathML" display="block">
  <semantics>
    <mrow>
      <mrow>
        <mfrac>
          <mrow>
            <mo stretchy="false">∂</mo>
            <mover accent="true">
              <mi>h</mi>
              <mo stretchy="false">~</mo>
            </mover>
          </mrow>
          <mrow>
            <mo stretchy="false">∂</mo>
            <mi>y</mi>
          </mrow>
        </mfrac>
        <mo stretchy="false">=</mo>
        <mfrac>
          <mn>1</mn>
          <mrow>
            <mn>2</mn>
            <msup>
              <mi>A</mi>
              <mi>e</mi>
            </msup>
          </mrow>
        </mfrac>
      </mrow>
      <mrow>
        <mo fence="true" form="prefix" stretchy="true">[</mo>
        <mrow>
          <mrow>
            <msub>
              <mi>h</mi>
              <mi>i</mi>
            </msub>
            <mrow>
              <mrow>
                <mo fence="true" form="prefix" stretchy="false">(</mo>
                <mrow>
                  <mrow>
                    <msub>
                      <mi>x</mi>
                      <mi>k</mi>
                    </msub>
                    <mo stretchy="false">−</mo>
                    <msub>
                      <mi>x</mi>
                      <mi>j</mi>
                    </msub>
                  </mrow>
                </mrow>
                <mo fence="true" form="postfix" stretchy="false">)</mo>
              </mrow>
              <mo stretchy="false">+</mo>
              <msub>
                <mi>h</mi>
                <mi>j</mi>
              </msub>
            </mrow>
            <mrow>
              <mrow>
                <mo fence="true" form="prefix" stretchy="false">(</mo>
                <mrow>
                  <mrow>
                    <msub>
                      <mi>x</mi>
                      <mi>i</mi>
                    </msub>
                    <mo stretchy="false">−</mo>
                    <msub>
                      <mi>x</mi>
                      <mi>k</mi>
                    </msub>
                  </mrow>
                </mrow>
                <mo fence="true" form="postfix" stretchy="false">)</mo>
              </mrow>
              <mo stretchy="false">+</mo>
              <msub>
                <mi>h</mi>
                <mi>k</mi>
              </msub>
            </mrow>
            <mrow>
              <mo fence="true" form="prefix" stretchy="false">(</mo>
              <mrow>
                <mrow>
                  <msub>
                    <mi>x</mi>
                    <mi>j</mi>
                  </msub>
                  <mo stretchy="false">−</mo>
                  <msub>
                    <mi>x</mi>
                    <mi>i</mi>
                  </msub>
                </mrow>
              </mrow>
              <mo fence="true" form="postfix" stretchy="false">)</mo>
            </mrow>
          </mrow>
        </mrow>
        <mo fence="true" form="postfix" stretchy="true">]</mo>
      </mrow>
    </mrow>
    <annotation encoding="StarMath 5.0">{partial tilde h} over {partial y} = 1 over {2A^e} left[ h_i (x_k - x_j) + h_j (x_i - x_k) + h_k (x_j - x_i ) right]</annotation>
  </semantics>
</math>
</file>

<file path=Object 25/content.xml><?xml version="1.0" encoding="utf-8"?>
<math xmlns="http://www.w3.org/1998/Math/MathML" display="block">
  <semantics>
    <mtable>
      <mtr>
        <mtd>
          <mrow>
            <mrow>
              <munder>
                <mo stretchy="false">∬</mo>
                <mi mathvariant="normal">Ω</mi>
              </munder>
              <msub>
                <mi>N</mi>
                <mi>i</mi>
              </msub>
            </mrow>
            <mrow>
              <mo fence="true" form="prefix" stretchy="true">[</mo>
              <mrow>
                <mrow>
                  <mfrac>
                    <msub>
                      <mi>u</mi>
                      <mi>i</mi>
                    </msub>
                    <mrow>
                      <mn>2</mn>
                      <msup>
                        <mi>A</mi>
                        <mi>e</mi>
                      </msup>
                    </mrow>
                  </mfrac>
                  <mrow>
                    <mrow>
                      <mo fence="true" form="prefix" stretchy="true">(</mo>
                      <mrow>
                        <mrow>
                          <msub>
                            <mi>h</mi>
                            <mi>i</mi>
                          </msub>
                          <mrow>
                            <mrow>
                              <mo fence="true" form="prefix" stretchy="false">(</mo>
                              <mrow>
                                <mrow>
                                  <msub>
                                    <mi>y</mi>
                                    <mi>j</mi>
                                  </msub>
                                  <mo stretchy="false">−</mo>
                                  <msub>
                                    <mi>y</mi>
                                    <mi>k</mi>
                                  </msub>
                                </mrow>
                              </mrow>
                              <mo fence="true" form="postfix" stretchy="false">)</mo>
                            </mrow>
                            <mo stretchy="false">+</mo>
                            <msub>
                              <mi>h</mi>
                              <mi>j</mi>
                            </msub>
                          </mrow>
                          <mrow>
                            <mrow>
                              <mo fence="true" form="prefix" stretchy="false">(</mo>
                              <mrow>
                                <mrow>
                                  <msub>
                                    <mi>y</mi>
                                    <mi>k</mi>
                                  </msub>
                                  <mo stretchy="false">−</mo>
                                  <msub>
                                    <mi>y</mi>
                                    <mi>i</mi>
                                  </msub>
                                </mrow>
                              </mrow>
                              <mo fence="true" form="postfix" stretchy="false">)</mo>
                            </mrow>
                            <mo stretchy="false">+</mo>
                            <msub>
                              <mi>h</mi>
                              <mi>k</mi>
                            </msub>
                          </mrow>
                          <mrow>
                            <mo fence="true" form="prefix" stretchy="false">(</mo>
                            <mrow>
                              <mrow>
                                <msub>
                                  <mi>y</mi>
                                  <mi>i</mi>
                                </msub>
                                <mo stretchy="false">−</mo>
                                <msub>
                                  <mi>y</mi>
                                  <mi>j</mi>
                                </msub>
                              </mrow>
                            </mrow>
                            <mo fence="true" form="postfix" stretchy="false">)</mo>
                          </mrow>
                        </mrow>
                      </mrow>
                      <mo fence="true" form="postfix" stretchy="true">)</mo>
                    </mrow>
                    <mo stretchy="false">+</mo>
                    <mfrac>
                      <msub>
                        <mi>v</mi>
                        <mi>i</mi>
                      </msub>
                      <mrow>
                        <mn>2</mn>
                        <msup>
                          <mi>A</mi>
                          <mi>e</mi>
                        </msup>
                      </mrow>
                    </mfrac>
                  </mrow>
                  <mrow>
                    <mrow>
                      <mo fence="true" form="prefix" stretchy="true">(</mo>
                      <mrow>
                        <mrow>
                          <msub>
                            <mi>h</mi>
                            <mi>i</mi>
                          </msub>
                          <mrow>
                            <mrow>
                              <mo fence="true" form="prefix" stretchy="false">(</mo>
                              <mrow>
                                <mrow>
                                  <msub>
                                    <mi>x</mi>
                                    <mi>k</mi>
                                  </msub>
                                  <mo stretchy="false">−</mo>
                                  <msub>
                                    <mi>x</mi>
                                    <mi>j</mi>
                                  </msub>
                                </mrow>
                              </mrow>
                              <mo fence="true" form="postfix" stretchy="false">)</mo>
                            </mrow>
                            <mo stretchy="false">+</mo>
                            <msub>
                              <mi>h</mi>
                              <mi>j</mi>
                            </msub>
                          </mrow>
                          <mrow>
                            <mrow>
                              <mo fence="true" form="prefix" stretchy="false">(</mo>
                              <mrow>
                                <mrow>
                                  <msub>
                                    <mi>x</mi>
                                    <mi>i</mi>
                                  </msub>
                                  <mo stretchy="false">−</mo>
                                  <msub>
                                    <mi>x</mi>
                                    <mi>k</mi>
                                  </msub>
                                </mrow>
                              </mrow>
                              <mo fence="true" form="postfix" stretchy="false">)</mo>
                            </mrow>
                            <mo stretchy="false">+</mo>
                            <msub>
                              <mi>h</mi>
                              <mi>k</mi>
                            </msub>
                          </mrow>
                          <mrow>
                            <mo fence="true" form="prefix" stretchy="false">(</mo>
                            <mrow>
                              <mrow>
                                <msub>
                                  <mi>x</mi>
                                  <mi>j</mi>
                                </msub>
                                <mo stretchy="false">−</mo>
                                <msub>
                                  <mi>x</mi>
                                  <mi>i</mi>
                                </msub>
                              </mrow>
                            </mrow>
                            <mo fence="true" form="postfix" stretchy="false">)</mo>
                          </mrow>
                        </mrow>
                      </mrow>
                      <mo fence="true" form="postfix" stretchy="true">)</mo>
                    </mrow>
                    <mo stretchy="false">+</mo>
                    <mfrac>
                      <mrow>
                        <mo stretchy="false">∂</mo>
                        <mover accent="true">
                          <mi>h</mi>
                          <mo stretchy="false">~</mo>
                        </mover>
                      </mrow>
                      <mrow>
                        <mo stretchy="false">∂</mo>
                        <mi>t</mi>
                      </mrow>
                    </mfrac>
                    <mo stretchy="false">−</mo>
                    <mi mathvariant="italic">Pe</mi>
                  </mrow>
                </mrow>
              </mrow>
              <mo fence="true" form="postfix" stretchy="true">]</mo>
            </mrow>
            <mi>d</mi>
            <mi mathvariant="normal">Ω</mi>
          </mrow>
        </mtd>
      </mtr>
      <mtr>
        <mtd>
          <mrow>
            <mrow/>
            <mo stretchy="false">=</mo>
            <mi>R</mi>
            <mo stretchy="false">≈</mo>
            <mn>0</mn>
          </mrow>
        </mtd>
      </mtr>
    </mtable>
    <annotation encoding="StarMath 5.0">iint from{%OMEGA} N_i  left[ 
	 u_i over {2A^e} left(h_i (y_j - y_k) + h_j (y_k - y_i) + h_k (y_i - y_j ) right) +
	v_i over {2A^e} left( h_i (x_k - x_j) + h_j (x_i - x_k) + h_k (x_j - x_i) right) + 
	{partial tilde h} over {partial t } - 
	Pe 
right] d%OMEGA newline{} = R approx 0

</annotation>
  </semantics>
</math>
</file>

<file path=Object 26/content.xml><?xml version="1.0" encoding="utf-8"?>
<math xmlns="http://www.w3.org/1998/Math/MathML" display="block">
  <semantics>
    <mrow>
      <mrow>
        <munder>
          <mo stretchy="false">∬</mo>
          <mi mathvariant="normal">Ω</mi>
        </munder>
        <msub>
          <mi>N</mi>
          <mi>i</mi>
        </msub>
      </mrow>
      <mrow>
        <mo fence="true" form="prefix" stretchy="true">[</mo>
        <mrow>
          <mrow>
            <mfrac>
              <msub>
                <mi>u</mi>
                <mi>i</mi>
              </msub>
              <mrow>
                <mn>2</mn>
                <mi>A</mi>
              </mrow>
            </mfrac>
            <mrow>
              <mrow>
                <mo fence="true" form="prefix" stretchy="true">(</mo>
                <mrow>
                  <mrow>
                    <msub>
                      <mi>h</mi>
                      <mi>i</mi>
                    </msub>
                    <mrow>
                      <msub>
                        <mi>y</mi>
                        <mi mathvariant="italic">jk</mi>
                      </msub>
                      <mo stretchy="false">+</mo>
                      <msub>
                        <mi>h</mi>
                        <mi>j</mi>
                      </msub>
                    </mrow>
                    <mrow>
                      <msub>
                        <mi>y</mi>
                        <mi mathvariant="italic">ki</mi>
                      </msub>
                      <mo stretchy="false">+</mo>
                      <msub>
                        <mi>h</mi>
                        <mi>k</mi>
                      </msub>
                    </mrow>
                    <msub>
                      <mi>y</mi>
                      <mi mathvariant="italic">ij</mi>
                    </msub>
                  </mrow>
                </mrow>
                <mo fence="true" form="postfix" stretchy="true">)</mo>
              </mrow>
              <mo stretchy="false">+</mo>
              <mfrac>
                <msub>
                  <mi>v</mi>
                  <mi>i</mi>
                </msub>
                <mrow>
                  <mn>2</mn>
                  <mi>A</mi>
                </mrow>
              </mfrac>
            </mrow>
            <mrow>
              <mrow>
                <mo fence="true" form="prefix" stretchy="true">(</mo>
                <mrow>
                  <mrow>
                    <msub>
                      <mi>h</mi>
                      <mi>i</mi>
                    </msub>
                    <mrow>
                      <msub>
                        <mi>x</mi>
                        <mi mathvariant="italic">kj</mi>
                      </msub>
                      <mo stretchy="false">+</mo>
                      <msub>
                        <mi>h</mi>
                        <mi>j</mi>
                      </msub>
                    </mrow>
                    <mrow>
                      <msub>
                        <mi>x</mi>
                        <mi mathvariant="italic">ik</mi>
                      </msub>
                      <mo stretchy="false">+</mo>
                      <msub>
                        <mi>h</mi>
                        <mi>k</mi>
                      </msub>
                    </mrow>
                    <msub>
                      <mi>x</mi>
                      <mi mathvariant="italic">ji</mi>
                    </msub>
                  </mrow>
                </mrow>
                <mo fence="true" form="postfix" stretchy="true">)</mo>
              </mrow>
              <mo stretchy="false">+</mo>
              <mfrac>
                <mrow>
                  <mo stretchy="false">∂</mo>
                  <mover accent="true">
                    <mi>h</mi>
                    <mo stretchy="false">~</mo>
                  </mover>
                </mrow>
                <mrow>
                  <mo stretchy="false">∂</mo>
                  <mi>t</mi>
                </mrow>
              </mfrac>
              <mo stretchy="false">−</mo>
              <mi mathvariant="italic">Pe</mi>
            </mrow>
          </mrow>
        </mrow>
        <mo fence="true" form="postfix" stretchy="true">]</mo>
      </mrow>
      <mi>d</mi>
      <mrow>
        <mi mathvariant="normal">Ω</mi>
        <mo stretchy="false">=</mo>
        <mi>R</mi>
        <mo stretchy="false">≈</mo>
        <mn>0</mn>
      </mrow>
    </mrow>
    <annotation encoding="StarMath 5.0">iint from{%OMEGA} N_i  left[ 
	u_i over {2A} left(h_i y_jk + h_j y_ki + h_k y_ij right) +
	v_i over {2A} left( h_i x_kj + h_j x_ik + h_k x_ji right) + 
	{partial tilde h} over {partial t } - 
	Pe 
right] d%OMEGA = R approx 0

</annotation>
  </semantics>
</math>
</file>

<file path=Object 27/content.xml><?xml version="1.0" encoding="utf-8"?>
<math xmlns="http://www.w3.org/1998/Math/MathML" display="block">
  <semantics>
    <mrow>
      <mrow>
        <munder>
          <mo stretchy="false">∬</mo>
          <mi mathvariant="normal">Ω</mi>
        </munder>
        <msub>
          <mi>N</mi>
          <mi>i</mi>
        </msub>
      </mrow>
      <mrow>
        <mo fence="true" form="prefix" stretchy="true">[</mo>
        <mrow>
          <mrow>
            <mfrac>
              <msub>
                <mi>h</mi>
                <mi>i</mi>
              </msub>
              <mrow>
                <mn>2</mn>
                <mi>A</mi>
              </mrow>
            </mfrac>
            <mrow>
              <mrow>
                <mo fence="true" form="prefix" stretchy="false">(</mo>
                <mrow>
                  <mrow>
                    <msub>
                      <mi>u</mi>
                      <mi>i</mi>
                    </msub>
                    <mrow>
                      <msub>
                        <mi>y</mi>
                        <mi mathvariant="italic">jk</mi>
                      </msub>
                      <mo stretchy="false">+</mo>
                      <msub>
                        <mi>v</mi>
                        <mi>i</mi>
                      </msub>
                    </mrow>
                    <msub>
                      <mi>x</mi>
                      <mi mathvariant="italic">kj</mi>
                    </msub>
                  </mrow>
                </mrow>
                <mo fence="true" form="postfix" stretchy="false">)</mo>
              </mrow>
              <mo stretchy="false">+</mo>
              <mfrac>
                <msub>
                  <mi>h</mi>
                  <mi>j</mi>
                </msub>
                <mrow>
                  <mn>2</mn>
                  <mi>A</mi>
                </mrow>
              </mfrac>
            </mrow>
            <mrow>
              <mrow>
                <mo fence="true" form="prefix" stretchy="false">(</mo>
                <mrow>
                  <mrow>
                    <msub>
                      <mi>u</mi>
                      <mi>i</mi>
                    </msub>
                    <mrow>
                      <msub>
                        <mi>y</mi>
                        <mi mathvariant="italic">ki</mi>
                      </msub>
                      <mo stretchy="false">+</mo>
                      <msub>
                        <mi>v</mi>
                        <mi>i</mi>
                      </msub>
                    </mrow>
                    <msub>
                      <mi>x</mi>
                      <mi mathvariant="italic">ij</mi>
                    </msub>
                  </mrow>
                </mrow>
                <mo fence="true" form="postfix" stretchy="false">)</mo>
              </mrow>
              <mo stretchy="false">+</mo>
              <mfrac>
                <msub>
                  <mi>h</mi>
                  <mi>k</mi>
                </msub>
                <mrow>
                  <mn>2</mn>
                  <mi>A</mi>
                </mrow>
              </mfrac>
            </mrow>
            <mrow>
              <mrow>
                <mo fence="true" form="prefix" stretchy="false">(</mo>
                <mrow>
                  <mrow>
                    <msub>
                      <mi>u</mi>
                      <mi>i</mi>
                    </msub>
                    <mrow>
                      <msub>
                        <mi>y</mi>
                        <mi mathvariant="italic">ij</mi>
                      </msub>
                      <mo stretchy="false">+</mo>
                      <msub>
                        <mi>v</mi>
                        <mi>i</mi>
                      </msub>
                    </mrow>
                    <msub>
                      <mi>x</mi>
                      <mi mathvariant="italic">ji</mi>
                    </msub>
                  </mrow>
                </mrow>
                <mo fence="true" form="postfix" stretchy="false">)</mo>
              </mrow>
              <mo stretchy="false">+</mo>
              <mfrac>
                <mrow>
                  <mo stretchy="false">∂</mo>
                  <mover accent="true">
                    <mi>h</mi>
                    <mo stretchy="false">~</mo>
                  </mover>
                </mrow>
                <mrow>
                  <mo stretchy="false">∂</mo>
                  <mi>t</mi>
                </mrow>
              </mfrac>
              <mo stretchy="false">−</mo>
              <mi mathvariant="italic">Pe</mi>
            </mrow>
          </mrow>
        </mrow>
        <mo fence="true" form="postfix" stretchy="true">]</mo>
      </mrow>
      <mi>d</mi>
      <mrow>
        <mi mathvariant="normal">Ω</mi>
        <mo stretchy="false">=</mo>
        <mi>R</mi>
        <mo stretchy="false">≈</mo>
        <mn>0</mn>
      </mrow>
    </mrow>
    <annotation encoding="StarMath 5.0">iint from{%OMEGA} N_i  left[ 
	h_i over {2A} (u_i y_jk + v_i x_kj ) +
	h_j over {2A} (u_i y_ki + v_i x_ij) +
	h_k over {2A} (u_i y_ij+ v_i x_ji) +


	{partial tilde h} over {partial t } - 
	Pe 
right] d%OMEGA = R approx 0

</annotation>
  </semantics>
</math>
</file>

<file path=Object 28/content.xml><?xml version="1.0" encoding="utf-8"?>
<math xmlns="http://www.w3.org/1998/Math/MathML" display="block">
  <semantics>
    <mrow>
      <mrow>
        <munder>
          <mo stretchy="false">∫</mo>
          <msup>
            <mi>A</mi>
            <mi>e</mi>
          </msup>
        </munder>
        <mrow>
          <msup>
            <mrow>
              <mo fence="true" form="prefix" stretchy="false">(</mo>
              <mrow>
                <msubsup>
                  <mi>N</mi>
                  <mi>i</mi>
                  <mi>e</mi>
                </msubsup>
              </mrow>
              <mo fence="true" form="postfix" stretchy="false">)</mo>
            </mrow>
            <mi>a</mi>
          </msup>
          <msup>
            <mrow>
              <mo fence="true" form="prefix" stretchy="false">(</mo>
              <mrow>
                <msubsup>
                  <mi>N</mi>
                  <mi>j</mi>
                  <mi>e</mi>
                </msubsup>
              </mrow>
              <mo fence="true" form="postfix" stretchy="false">)</mo>
            </mrow>
            <mi>b</mi>
          </msup>
          <msup>
            <mrow>
              <mo fence="true" form="prefix" stretchy="false">(</mo>
              <mrow>
                <msubsup>
                  <mi>N</mi>
                  <mi>k</mi>
                  <mi>e</mi>
                </msubsup>
              </mrow>
              <mo fence="true" form="postfix" stretchy="false">)</mo>
            </mrow>
            <mi>c</mi>
          </msup>
        </mrow>
      </mrow>
      <mrow>
        <mi mathvariant="italic">dA</mi>
        <mo stretchy="false">=</mo>
        <mfrac>
          <mrow>
            <mi>a</mi>
            <mi>!</mi>
            <mi>b</mi>
            <mi>!</mi>
            <mi>c</mi>
            <mi>!</mi>
          </mrow>
          <mrow>
            <mrow>
              <mo fence="true" form="prefix" stretchy="false">(</mo>
              <mrow>
                <mrow>
                  <mi>a</mi>
                  <mo stretchy="false">+</mo>
                  <mi>b</mi>
                  <mo stretchy="false">+</mo>
                  <mi>c</mi>
                  <mo stretchy="false">+</mo>
                  <mn>2</mn>
                </mrow>
              </mrow>
              <mo fence="true" form="postfix" stretchy="false">)</mo>
            </mrow>
            <mi>!</mi>
          </mrow>
        </mfrac>
      </mrow>
      <mn>2</mn>
      <msup>
        <mi>A</mi>
        <mi>e</mi>
      </msup>
    </mrow>
    <annotation encoding="StarMath 5.0">int from{A^e} { (N_i^e)^a (N_j^e)^b (N_k^e)^c} dA = { a! b! c! } over { (a + b + c + 2)!} 2A^e </annotation>
  </semantics>
</math>
</file>

<file path=Object 29/content.xml><?xml version="1.0" encoding="utf-8"?>
<math xmlns="http://www.w3.org/1998/Math/MathML" display="block">
  <semantics>
    <mrow>
      <mrow>
        <mo fence="true" form="prefix" stretchy="true">(</mo>
        <mrow>
          <mrow>
            <mfrac>
              <mrow>
                <mn>1</mn>
                <mi>!</mi>
                <mn>0</mn>
                <mi>!</mi>
                <mn>0</mn>
                <mi>!</mi>
              </mrow>
              <mrow>
                <mrow>
                  <mo fence="true" form="prefix" stretchy="false">(</mo>
                  <mrow>
                    <mrow>
                      <mn>1</mn>
                      <mo stretchy="false">+</mo>
                      <mn>0</mn>
                      <mo stretchy="false">+</mo>
                      <mn>0</mn>
                      <mo stretchy="false">+</mo>
                      <mn>2</mn>
                    </mrow>
                  </mrow>
                  <mo fence="true" form="postfix" stretchy="false">)</mo>
                </mrow>
                <mi>!</mi>
              </mrow>
            </mfrac>
            <mn>2</mn>
            <msup>
              <mi>A</mi>
              <mi>e</mi>
            </msup>
          </mrow>
        </mrow>
        <mo fence="true" form="postfix" stretchy="true">)</mo>
      </mrow>
      <mrow>
        <mrow>
          <mo fence="true" form="prefix" stretchy="true">[</mo>
          <mrow>
            <mrow>
              <mfrac>
                <msub>
                  <mi>h</mi>
                  <mi>i</mi>
                </msub>
                <mrow>
                  <mn>2</mn>
                  <mi>A</mi>
                </mrow>
              </mfrac>
              <mrow>
                <mrow>
                  <mo fence="true" form="prefix" stretchy="false">(</mo>
                  <mrow>
                    <mrow>
                      <msub>
                        <mi>u</mi>
                        <mi>i</mi>
                      </msub>
                      <mrow>
                        <msub>
                          <mi>y</mi>
                          <mi mathvariant="italic">jk</mi>
                        </msub>
                        <mo stretchy="false">+</mo>
                        <msub>
                          <mi>v</mi>
                          <mi>i</mi>
                        </msub>
                      </mrow>
                      <msub>
                        <mi>x</mi>
                        <mi mathvariant="italic">kj</mi>
                      </msub>
                    </mrow>
                  </mrow>
                  <mo fence="true" form="postfix" stretchy="false">)</mo>
                </mrow>
                <mo stretchy="false">+</mo>
                <mfrac>
                  <msub>
                    <mi>h</mi>
                    <mi>j</mi>
                  </msub>
                  <mrow>
                    <mn>2</mn>
                    <mi>A</mi>
                  </mrow>
                </mfrac>
              </mrow>
              <mrow>
                <mrow>
                  <mo fence="true" form="prefix" stretchy="false">(</mo>
                  <mrow>
                    <mrow>
                      <msub>
                        <mi>u</mi>
                        <mi>i</mi>
                      </msub>
                      <mrow>
                        <msub>
                          <mi>y</mi>
                          <mi mathvariant="italic">ki</mi>
                        </msub>
                        <mo stretchy="false">+</mo>
                        <msub>
                          <mi>v</mi>
                          <mi>i</mi>
                        </msub>
                      </mrow>
                      <msub>
                        <mi>x</mi>
                        <mi mathvariant="italic">ik</mi>
                      </msub>
                    </mrow>
                  </mrow>
                  <mo fence="true" form="postfix" stretchy="false">)</mo>
                </mrow>
                <mo stretchy="false">+</mo>
                <mfrac>
                  <msub>
                    <mi>h</mi>
                    <mi>k</mi>
                  </msub>
                  <mrow>
                    <mn>2</mn>
                    <mi>A</mi>
                  </mrow>
                </mfrac>
              </mrow>
              <mrow>
                <mrow>
                  <mo fence="true" form="prefix" stretchy="false">(</mo>
                  <mrow>
                    <mrow>
                      <msub>
                        <mi>u</mi>
                        <mi>i</mi>
                      </msub>
                      <mrow>
                        <msub>
                          <mi>y</mi>
                          <mi mathvariant="italic">ij</mi>
                        </msub>
                        <mo stretchy="false">+</mo>
                        <msub>
                          <mi>v</mi>
                          <mi>i</mi>
                        </msub>
                      </mrow>
                      <msub>
                        <mi>x</mi>
                        <mi mathvariant="italic">ji</mi>
                      </msub>
                    </mrow>
                  </mrow>
                  <mo fence="true" form="postfix" stretchy="false">)</mo>
                </mrow>
                <mo stretchy="false">−</mo>
                <mi mathvariant="italic">Pe</mi>
              </mrow>
            </mrow>
          </mrow>
          <mo fence="true" form="postfix" stretchy="true">]</mo>
        </mrow>
        <mo stretchy="false">+</mo>
        <mrow>
          <munder>
            <mo stretchy="false">∬</mo>
            <mi mathvariant="normal">Ω</mi>
          </munder>
          <mrow>
            <msub>
              <mi>N</mi>
              <mi>i</mi>
            </msub>
            <mfrac>
              <mrow>
                <mo stretchy="false">∂</mo>
                <mover accent="true">
                  <mi>h</mi>
                  <mo stretchy="false">~</mo>
                </mover>
              </mrow>
              <mrow>
                <mo stretchy="false">∂</mo>
                <mi>t</mi>
              </mrow>
            </mfrac>
          </mrow>
        </mrow>
      </mrow>
      <mi>d</mi>
      <mrow>
        <mi mathvariant="normal">Ω</mi>
        <mo stretchy="false">≈</mo>
        <mn>0</mn>
      </mrow>
    </mrow>
    <annotation encoding="StarMath 5.0"> left( {1!0!0!} over {(1 + 0 + 0 + 2)!} 2 A^e right) left[ 
	h_i over {2A} ( u_i y_jk + v_i x_kj ) +
	h_j over {2A} (u_i y_ki + v_i x_ik) +
	h_k over {2A} (u_i y_ij+ v_i x_ji) -
	Pe right]
	
	
	+iint from{%OMEGA} { N_i {partial tilde h} over {partial t }} d%OMEGA
   approx 0

</annotation>
  </semantics>
</math>
</file>

<file path=Object 3/content.xml><?xml version="1.0" encoding="utf-8"?>
<math xmlns="http://www.w3.org/1998/Math/MathML" display="block">
  <semantics>
    <mrow>
      <mi>R</mi>
      <mo stretchy="false">=</mo>
      <mfrac>
        <mi>A</mi>
        <mi>P</mi>
      </mfrac>
    </mrow>
    <annotation encoding="StarMath 5.0">R = A over P</annotation>
  </semantics>
</math>
</file>

<file path=Object 30/content.xml><?xml version="1.0" encoding="utf-8"?>
<math xmlns="http://www.w3.org/1998/Math/MathML" display="block">
  <semantics>
    <mrow>
      <mfrac>
        <msub>
          <mi>h</mi>
          <mi>i</mi>
        </msub>
        <mn>6</mn>
      </mfrac>
      <mrow>
        <mrow>
          <mo fence="true" form="prefix" stretchy="false">(</mo>
          <mrow>
            <mrow>
              <msub>
                <mi>u</mi>
                <mi>i</mi>
              </msub>
              <mrow>
                <msub>
                  <mi>y</mi>
                  <mi mathvariant="italic">jk</mi>
                </msub>
                <mo stretchy="false">+</mo>
                <msub>
                  <mi>v</mi>
                  <mi>i</mi>
                </msub>
              </mrow>
              <msub>
                <mi>x</mi>
                <mi mathvariant="italic">kj</mi>
              </msub>
            </mrow>
          </mrow>
          <mo fence="true" form="postfix" stretchy="false">)</mo>
        </mrow>
        <mo stretchy="false">+</mo>
        <mfrac>
          <msub>
            <mi>h</mi>
            <mi>j</mi>
          </msub>
          <mn>6</mn>
        </mfrac>
      </mrow>
      <mrow>
        <mrow>
          <mo fence="true" form="prefix" stretchy="false">(</mo>
          <mrow>
            <mrow>
              <msub>
                <mi>u</mi>
                <mi>i</mi>
              </msub>
              <mrow>
                <msub>
                  <mi>y</mi>
                  <mi mathvariant="italic">ki</mi>
                </msub>
                <mo stretchy="false">+</mo>
                <msub>
                  <mi>v</mi>
                  <mi>i</mi>
                </msub>
              </mrow>
              <msub>
                <mi>x</mi>
                <mi mathvariant="italic">ik</mi>
              </msub>
            </mrow>
          </mrow>
          <mo fence="true" form="postfix" stretchy="false">)</mo>
        </mrow>
        <mo stretchy="false">+</mo>
        <mfrac>
          <msub>
            <mi>h</mi>
            <mi>k</mi>
          </msub>
          <mn>6</mn>
        </mfrac>
      </mrow>
      <mrow>
        <mrow>
          <mo fence="true" form="prefix" stretchy="false">(</mo>
          <mrow>
            <mrow>
              <msub>
                <mi>u</mi>
                <mi>i</mi>
              </msub>
              <mrow>
                <msub>
                  <mi>y</mi>
                  <mi mathvariant="italic">ij</mi>
                </msub>
                <mo stretchy="false">+</mo>
                <msub>
                  <mi>v</mi>
                  <mi>i</mi>
                </msub>
              </mrow>
              <msub>
                <mi>x</mi>
                <mi mathvariant="italic">ji</mi>
              </msub>
            </mrow>
          </mrow>
          <mo fence="true" form="postfix" stretchy="false">)</mo>
        </mrow>
        <mo stretchy="false">−</mo>
        <mfrac>
          <msup>
            <mi>A</mi>
            <mi>e</mi>
          </msup>
          <mn>3</mn>
        </mfrac>
      </mrow>
      <mrow>
        <mi mathvariant="italic">Pe</mi>
        <mo stretchy="false">+</mo>
        <mrow>
          <munder>
            <mo stretchy="false">∬</mo>
            <mi mathvariant="normal">Ω</mi>
          </munder>
          <mrow>
            <msub>
              <mi>N</mi>
              <mi>i</mi>
            </msub>
            <mfrac>
              <mrow>
                <mo stretchy="false">∂</mo>
                <mover accent="true">
                  <mi>h</mi>
                  <mo stretchy="false">~</mo>
                </mover>
              </mrow>
              <mrow>
                <mo stretchy="false">∂</mo>
                <mi>t</mi>
              </mrow>
            </mfrac>
          </mrow>
        </mrow>
      </mrow>
      <mi>d</mi>
      <mrow>
        <mi mathvariant="normal">Ω</mi>
        <mo stretchy="false">≈</mo>
        <mn>0</mn>
      </mrow>
    </mrow>
    <annotation encoding="StarMath 5.0">
	h_i over 6  ( u_i y_jk + v_i x_kj ) +
	h_j over 6 (u_i y_ki + v_i x_ik) +
	h_k over 6 (u_i y_ij+ v_i x_ji) -
	A^e over 3 Pe 

+iint from{%OMEGA} { N_i {partial tilde h} over {partial t }} d%OMEGA approx 0

</annotation>
  </semantics>
</math>
</file>

<file path=Object 31/content.xml><?xml version="1.0" encoding="utf-8"?>
<math xmlns="http://www.w3.org/1998/Math/MathML" display="block">
  <semantics>
    <mrow>
      <mrow>
        <mo fence="true" form="prefix" stretchy="false">[</mo>
        <mrow>
          <mi>K</mi>
        </mrow>
        <mo fence="true" form="postfix" stretchy="false">]</mo>
      </mrow>
      <mtext>{</mtext>
      <mi>h</mi>
      <mrow>
        <mtext>}</mtext>
        <mo stretchy="false">−</mo>
        <mtext>{</mtext>
      </mrow>
      <mi>β</mi>
      <mtext>}</mtext>
      <mi mathvariant="italic">Pe</mi>
    </mrow>
    <annotation encoding="StarMath 5.0">[ K ]"{" h "}" - "{" %beta "}" Pe</annotation>
  </semantics>
</math>
</file>

<file path=Object 32/content.xml><?xml version="1.0" encoding="utf-8"?>
<math xmlns="http://www.w3.org/1998/Math/MathML" display="block">
  <semantics>
    <mrow>
      <mrow>
        <mrow>
          <mo fence="true" form="prefix" stretchy="false">[</mo>
          <mrow>
            <mi>K</mi>
          </mrow>
          <mo fence="true" form="postfix" stretchy="false">]</mo>
        </mrow>
        <mo stretchy="false">=</mo>
        <mfrac>
          <mn>1</mn>
          <mn>6</mn>
        </mfrac>
      </mrow>
      <mrow>
        <mo fence="true" form="prefix" stretchy="true">[</mo>
        <mrow>
          <mtable>
            <mtr>
              <mtd>
                <mrow>
                  <mo fence="true" form="prefix" stretchy="false">(</mo>
                  <mrow>
                    <mrow>
                      <msub>
                        <mi>u</mi>
                        <mi>i</mi>
                      </msub>
                      <mrow>
                        <msub>
                          <mi>y</mi>
                          <mi mathvariant="italic">jk</mi>
                        </msub>
                        <mo stretchy="false">+</mo>
                        <msub>
                          <mi>v</mi>
                          <mi>i</mi>
                        </msub>
                      </mrow>
                      <msub>
                        <mi>x</mi>
                        <mi mathvariant="italic">kj</mi>
                      </msub>
                    </mrow>
                  </mrow>
                  <mo fence="true" form="postfix" stretchy="false">)</mo>
                </mrow>
              </mtd>
              <mtd>
                <mrow>
                  <mo fence="true" form="prefix" stretchy="false">(</mo>
                  <mrow>
                    <mrow>
                      <msub>
                        <mi>u</mi>
                        <mi>i</mi>
                      </msub>
                      <mrow>
                        <msub>
                          <mi>y</mi>
                          <mi mathvariant="italic">ki</mi>
                        </msub>
                        <mo stretchy="false">+</mo>
                        <msub>
                          <mi>v</mi>
                          <mi>i</mi>
                        </msub>
                      </mrow>
                      <msub>
                        <mi>x</mi>
                        <mi mathvariant="italic">ik</mi>
                      </msub>
                    </mrow>
                  </mrow>
                  <mo fence="true" form="postfix" stretchy="false">)</mo>
                </mrow>
              </mtd>
              <mtd>
                <mrow>
                  <mo fence="true" form="prefix" stretchy="false">(</mo>
                  <mrow>
                    <mrow>
                      <msub>
                        <mi>u</mi>
                        <mi>i</mi>
                      </msub>
                      <mrow>
                        <msub>
                          <mi>y</mi>
                          <mi mathvariant="italic">ij</mi>
                        </msub>
                        <mo stretchy="false">+</mo>
                        <msub>
                          <mi>v</mi>
                          <mi>i</mi>
                        </msub>
                      </mrow>
                      <msub>
                        <mi>x</mi>
                        <mi mathvariant="italic">ji</mi>
                      </msub>
                    </mrow>
                  </mrow>
                  <mo fence="true" form="postfix" stretchy="false">)</mo>
                </mrow>
              </mtd>
            </mtr>
            <mtr>
              <mtd>
                <mrow>
                  <mo fence="true" form="prefix" stretchy="false">(</mo>
                  <mrow>
                    <mrow>
                      <msub>
                        <mi>u</mi>
                        <mi>j</mi>
                      </msub>
                      <mrow>
                        <msub>
                          <mi>y</mi>
                          <mi mathvariant="italic">jk</mi>
                        </msub>
                        <mo stretchy="false">+</mo>
                        <msub>
                          <mi>v</mi>
                          <mi>j</mi>
                        </msub>
                      </mrow>
                      <msub>
                        <mi>x</mi>
                        <mi mathvariant="italic">kj</mi>
                      </msub>
                    </mrow>
                  </mrow>
                  <mo fence="true" form="postfix" stretchy="false">)</mo>
                </mrow>
              </mtd>
              <mtd>
                <mrow>
                  <mo fence="true" form="prefix" stretchy="false">(</mo>
                  <mrow>
                    <mrow>
                      <msub>
                        <mi>u</mi>
                        <mi>j</mi>
                      </msub>
                      <mrow>
                        <msub>
                          <mi>y</mi>
                          <mi mathvariant="italic">ki</mi>
                        </msub>
                        <mo stretchy="false">+</mo>
                        <msub>
                          <mi>v</mi>
                          <mi>j</mi>
                        </msub>
                      </mrow>
                      <msub>
                        <mi>x</mi>
                        <mi mathvariant="italic">ik</mi>
                      </msub>
                    </mrow>
                  </mrow>
                  <mo fence="true" form="postfix" stretchy="false">)</mo>
                </mrow>
              </mtd>
              <mtd>
                <mrow>
                  <mo fence="true" form="prefix" stretchy="false">(</mo>
                  <mrow>
                    <mrow>
                      <msub>
                        <mi>u</mi>
                        <mi>j</mi>
                      </msub>
                      <mrow>
                        <msub>
                          <mi>y</mi>
                          <mi mathvariant="italic">ij</mi>
                        </msub>
                        <mo stretchy="false">+</mo>
                        <msub>
                          <mi>v</mi>
                          <mi>j</mi>
                        </msub>
                      </mrow>
                      <msub>
                        <mi>x</mi>
                        <mi mathvariant="italic">ji</mi>
                      </msub>
                    </mrow>
                  </mrow>
                  <mo fence="true" form="postfix" stretchy="false">)</mo>
                </mrow>
              </mtd>
            </mtr>
            <mtr>
              <mtd>
                <mrow>
                  <mo fence="true" form="prefix" stretchy="false">(</mo>
                  <mrow>
                    <mrow>
                      <msub>
                        <mi>u</mi>
                        <mi>k</mi>
                      </msub>
                      <mrow>
                        <msub>
                          <mi>y</mi>
                          <mi mathvariant="italic">jk</mi>
                        </msub>
                        <mo stretchy="false">+</mo>
                        <msub>
                          <mi>v</mi>
                          <mi>k</mi>
                        </msub>
                      </mrow>
                      <msub>
                        <mi>x</mi>
                        <mi mathvariant="italic">kj</mi>
                      </msub>
                    </mrow>
                  </mrow>
                  <mo fence="true" form="postfix" stretchy="false">)</mo>
                </mrow>
              </mtd>
              <mtd>
                <mrow>
                  <mo fence="true" form="prefix" stretchy="false">(</mo>
                  <mrow>
                    <mrow>
                      <msub>
                        <mi>u</mi>
                        <mi>k</mi>
                      </msub>
                      <mrow>
                        <msub>
                          <mi>y</mi>
                          <mi mathvariant="italic">ki</mi>
                        </msub>
                        <mo stretchy="false">+</mo>
                        <msub>
                          <mi>v</mi>
                          <mi>k</mi>
                        </msub>
                      </mrow>
                      <msub>
                        <mi>x</mi>
                        <mi mathvariant="italic">ik</mi>
                      </msub>
                    </mrow>
                  </mrow>
                  <mo fence="true" form="postfix" stretchy="false">)</mo>
                </mrow>
              </mtd>
              <mtd>
                <mrow>
                  <mo fence="true" form="prefix" stretchy="false">(</mo>
                  <mrow>
                    <mrow>
                      <msub>
                        <mi>u</mi>
                        <mi>k</mi>
                      </msub>
                      <mrow>
                        <msub>
                          <mi>y</mi>
                          <mi mathvariant="italic">ij</mi>
                        </msub>
                        <mo stretchy="false">+</mo>
                        <msub>
                          <mi>v</mi>
                          <mi>k</mi>
                        </msub>
                      </mrow>
                      <msub>
                        <mi>x</mi>
                        <mi mathvariant="italic">ji</mi>
                      </msub>
                    </mrow>
                  </mrow>
                  <mo fence="true" form="postfix" stretchy="false">)</mo>
                </mrow>
              </mtd>
            </mtr>
          </mtable>
        </mrow>
        <mo fence="true" form="postfix" stretchy="true">]</mo>
      </mrow>
    </mrow>
    <annotation encoding="StarMath 5.0">[K] = 1 over {6} left[matrix { 
(u_i y_jk + v_i x_kj) # (u_i y_ki + v_i x_ik) # (u_i y_ij + v_i x_ji) ##
(u_j y_jk + v_j x_kj) # (u_j y_ki + v_j x_ik) # (u_j y_ij + v_j x_ji)  ##
(u_k y_jk + v_k x_kj) # (u_k y_ki + v_k x_ik) # (u_k y_ij + v_k x_ji) 
}right]</annotation>
  </semantics>
</math>
</file>

<file path=Object 33/content.xml><?xml version="1.0" encoding="utf-8"?>
<math xmlns="http://www.w3.org/1998/Math/MathML" display="block">
  <semantics>
    <mrow>
      <mrow>
        <mi>β</mi>
        <mo stretchy="false">=</mo>
        <mfrac>
          <msup>
            <mi>A</mi>
            <mi>e</mi>
          </msup>
          <mn>3</mn>
        </mfrac>
      </mrow>
      <mrow>
        <mo fence="true" form="prefix" stretchy="true">[</mo>
        <mrow>
          <mtable>
            <mtr>
              <mtd>
                <mn>1</mn>
              </mtd>
            </mtr>
            <mtr>
              <mtd>
                <mn>1</mn>
              </mtd>
            </mtr>
            <mtr>
              <mtd>
                <mn>1</mn>
              </mtd>
            </mtr>
          </mtable>
        </mrow>
        <mo fence="true" form="postfix" stretchy="true">]</mo>
      </mrow>
    </mrow>
    <annotation encoding="StarMath 5.0">{%beta} = A^e over 3 left[matrix { 
1 ##
1 ##
1
}right]</annotation>
  </semantics>
</math>
</file>

<file path=Object 34/content.xml><?xml version="1.0" encoding="utf-8"?>
<math xmlns="http://www.w3.org/1998/Math/MathML" display="block">
  <semantics>
    <mrow>
      <mrow>
        <mo fence="true" form="prefix" stretchy="false">[</mo>
        <mrow>
          <mi>C</mi>
        </mrow>
        <mo fence="true" form="postfix" stretchy="false">]</mo>
      </mrow>
      <mtext>{</mtext>
      <mover accent="true">
        <mi>h</mi>
        <mo stretchy="false">˙</mo>
      </mover>
      <mtext>}</mtext>
    </mrow>
    <annotation encoding="StarMath 5.0">[C]"{" dot h "}"</annotation>
  </semantics>
</math>
</file>

<file path=Object 35/content.xml><?xml version="1.0" encoding="utf-8"?>
<math xmlns="http://www.w3.org/1998/Math/MathML" display="block">
  <semantics>
    <mrow>
      <mrow>
        <mrow>
          <mo fence="true" form="prefix" stretchy="false">[</mo>
          <mrow>
            <msub>
              <mi>C</mi>
              <mi mathvariant="italic">Lumped</mi>
            </msub>
          </mrow>
          <mo fence="true" form="postfix" stretchy="false">]</mo>
        </mrow>
        <mo stretchy="false">=</mo>
        <mfrac>
          <msup>
            <mi>A</mi>
            <mi>e</mi>
          </msup>
          <mn>3</mn>
        </mfrac>
      </mrow>
      <mrow>
        <mo fence="true" form="prefix" stretchy="true">[</mo>
        <mrow>
          <mtable>
            <mtr>
              <mtd>
                <mn>1</mn>
              </mtd>
              <mtd>
                <mn>0</mn>
              </mtd>
              <mtd>
                <mn>0</mn>
              </mtd>
            </mtr>
            <mtr>
              <mtd>
                <mn>0</mn>
              </mtd>
              <mtd>
                <mn>1</mn>
              </mtd>
              <mtd>
                <mn>0</mn>
              </mtd>
            </mtr>
            <mtr>
              <mtd>
                <mn>0</mn>
              </mtd>
              <mtd>
                <mn>0</mn>
              </mtd>
              <mtd>
                <mn>1</mn>
              </mtd>
            </mtr>
          </mtable>
        </mrow>
        <mo fence="true" form="postfix" stretchy="true">]</mo>
      </mrow>
    </mrow>
    <annotation encoding="StarMath 5.0">[C_Lumped] = A^e over 3 left[matrix { 
1 # 0 # 0##
0# 1 #0 ##
0 # 0 #1
}right]</annotation>
  </semantics>
</math>
</file>

<file path=Object 36/content.xml><?xml version="1.0" encoding="utf-8"?>
<math xmlns="http://www.w3.org/1998/Math/MathML" display="block">
  <semantics>
    <mrow>
      <mrow>
        <mrow>
          <mo fence="true" form="prefix" stretchy="false">[</mo>
          <mrow>
            <msub>
              <mi>C</mi>
              <mi mathvariant="italic">Consistent</mi>
            </msub>
          </mrow>
          <mo fence="true" form="postfix" stretchy="false">]</mo>
        </mrow>
        <mo stretchy="false">=</mo>
        <mfrac>
          <msup>
            <mi>A</mi>
            <mi>e</mi>
          </msup>
          <mn>12</mn>
        </mfrac>
      </mrow>
      <mrow>
        <mo fence="true" form="prefix" stretchy="true">[</mo>
        <mrow>
          <mtable>
            <mtr>
              <mtd>
                <mn>2</mn>
              </mtd>
              <mtd>
                <mn>1</mn>
              </mtd>
              <mtd>
                <mn>1</mn>
              </mtd>
            </mtr>
            <mtr>
              <mtd>
                <mn>1</mn>
              </mtd>
              <mtd>
                <mn>2</mn>
              </mtd>
              <mtd>
                <mn>1</mn>
              </mtd>
            </mtr>
            <mtr>
              <mtd>
                <mn>1</mn>
              </mtd>
              <mtd>
                <mn>1</mn>
              </mtd>
              <mtd>
                <mn>2</mn>
              </mtd>
            </mtr>
          </mtable>
        </mrow>
        <mo fence="true" form="postfix" stretchy="true">]</mo>
      </mrow>
    </mrow>
    <annotation encoding="StarMath 5.0">[C_Consistent] = A^e over 12 left[matrix { 
2 # 1 # 1 ##
1 # 2 # 1 ##
1 # 1 # 2
}right]</annotation>
  </semantics>
</math>
</file>

<file path=Object 37/content.xml><?xml version="1.0" encoding="utf-8"?>
<math xmlns="http://www.w3.org/1998/Math/MathML" display="block">
  <semantics>
    <mrow>
      <mtext>{</mtext>
      <mover accent="true">
        <mi>h</mi>
        <mo stretchy="false">˙</mo>
      </mover>
      <mtext>}</mtext>
    </mrow>
    <annotation encoding="StarMath 5.0">"{" dot h "}"</annotation>
  </semantics>
</math>
</file>

<file path=Object 38/content.xml><?xml version="1.0" encoding="utf-8"?>
<math xmlns="http://www.w3.org/1998/Math/MathML" display="block">
  <semantics>
    <mrow>
      <mtext>{</mtext>
      <mi>h</mi>
      <mrow>
        <mtext>}</mtext>
        <mo stretchy="false">=</mo>
        <mrow>
          <mo fence="true" form="prefix" stretchy="false">(</mo>
          <mrow>
            <mrow>
              <mn>1</mn>
              <mo stretchy="false">−</mo>
              <mi>ω</mi>
            </mrow>
          </mrow>
          <mo fence="true" form="postfix" stretchy="false">)</mo>
        </mrow>
      </mrow>
      <mtext>{</mtext>
      <mi>h</mi>
      <mrow>
        <msub>
          <mtext>}</mtext>
          <mi>t</mi>
        </msub>
        <mo stretchy="false">+</mo>
        <mi>ω</mi>
      </mrow>
      <mtext>{</mtext>
      <mi>h</mi>
      <msub>
        <mtext>}</mtext>
        <mrow>
          <mrow>
            <mi>t</mi>
            <mo stretchy="false">+</mo>
            <mi mathvariant="normal">Δ</mi>
          </mrow>
          <mi>t</mi>
        </mrow>
      </msub>
    </mrow>
    <annotation encoding="StarMath 5.0">"{"h"}" = ( 1- %omega) "{"h"}"_t + %omega "{"h"}"_{ t + %DELTA t }</annotation>
  </semantics>
</math>
</file>

<file path=Object 39/content.xml><?xml version="1.0" encoding="utf-8"?>
<math xmlns="http://www.w3.org/1998/Math/MathML" display="block">
  <semantics>
    <mrow>
      <mrow>
        <mo fence="true" form="prefix" stretchy="false">[</mo>
        <mrow>
          <mi>C</mi>
        </mrow>
        <mo fence="true" form="postfix" stretchy="false">]</mo>
      </mrow>
      <mrow>
        <mrow>
          <mo fence="true" form="prefix" stretchy="true">(</mo>
          <mrow>
            <mrow>
              <mtext>{</mtext>
              <msub>
                <mi>h</mi>
                <mrow>
                  <mrow>
                    <mi>t</mi>
                    <mo stretchy="false">+</mo>
                    <mi mathvariant="normal">Δ</mi>
                  </mrow>
                  <mi>t</mi>
                </mrow>
              </msub>
              <mrow>
                <mtext>}</mtext>
                <mo stretchy="false">−</mo>
                <mtext>{</mtext>
              </mrow>
              <msub>
                <mi>h</mi>
                <mi>t</mi>
              </msub>
              <mtext>}</mtext>
            </mrow>
          </mrow>
          <mo fence="true" form="postfix" stretchy="true">)</mo>
        </mrow>
        <mo stretchy="false">=</mo>
        <mrow>
          <mo stretchy="false">−</mo>
          <mi mathvariant="normal">Δ</mi>
        </mrow>
      </mrow>
      <mi>t</mi>
      <mrow>
        <mo fence="true" form="prefix" stretchy="false">[</mo>
        <mrow>
          <mi>K</mi>
        </mrow>
        <mo fence="true" form="postfix" stretchy="false">]</mo>
      </mrow>
      <mrow>
        <mrow>
          <mo fence="true" form="prefix" stretchy="true">(</mo>
          <mrow>
            <mrow>
              <mrow>
                <mo fence="true" form="prefix" stretchy="false">(</mo>
                <mrow>
                  <mrow>
                    <mn>1</mn>
                    <mo stretchy="false">−</mo>
                    <mi>ω</mi>
                  </mrow>
                </mrow>
                <mo fence="true" form="postfix" stretchy="false">)</mo>
              </mrow>
              <mtext>{</mtext>
              <msub>
                <mi>h</mi>
                <mi>t</mi>
              </msub>
              <mrow>
                <mtext>}</mtext>
                <mo stretchy="false">+</mo>
                <mi>ω</mi>
              </mrow>
              <mtext>{</mtext>
              <msub>
                <mi>h</mi>
                <mrow>
                  <mrow>
                    <mi>t</mi>
                    <mo stretchy="false">+</mo>
                    <mi mathvariant="normal">Δ</mi>
                  </mrow>
                  <mi>t</mi>
                </mrow>
              </msub>
              <mtext>}</mtext>
            </mrow>
          </mrow>
          <mo fence="true" form="postfix" stretchy="true">)</mo>
        </mrow>
        <mo stretchy="false">+</mo>
        <mi mathvariant="normal">Δ</mi>
      </mrow>
      <mi>t</mi>
      <mtext>{</mtext>
      <mi>β</mi>
      <mtext>}</mtext>
      <mrow>
        <mo fence="true" form="prefix" stretchy="true">(</mo>
        <mrow>
          <mrow>
            <mrow>
              <mo fence="true" form="prefix" stretchy="false">(</mo>
              <mrow>
                <mrow>
                  <mn>1</mn>
                  <mo stretchy="false">−</mo>
                  <mi>ω</mi>
                </mrow>
              </mrow>
              <mo fence="true" form="postfix" stretchy="false">)</mo>
            </mrow>
            <mrow>
              <msub>
                <mi mathvariant="italic">Pe</mi>
                <mi>t</mi>
              </msub>
              <mo stretchy="false">+</mo>
              <mi>ω</mi>
            </mrow>
            <msub>
              <mi mathvariant="italic">Pe</mi>
              <mrow>
                <mrow>
                  <mi>t</mi>
                  <mo stretchy="false">+</mo>
                  <mi mathvariant="normal">Δ</mi>
                </mrow>
                <mi>t</mi>
              </mrow>
            </msub>
          </mrow>
        </mrow>
        <mo fence="true" form="postfix" stretchy="true">)</mo>
      </mrow>
    </mrow>
    <annotation encoding="StarMath 5.0">[C] left(  "{"h_{t+%DELTA t}"}" - "{"h_t"}"  right) =
	 - %DELTA t [ K ] left( (1 - %omega) "{"h_t"}" +  %omega "{"h_{t+%DELTA t}"}"  right) +
	%DELTA t "{"%beta"}" left( (1 - %omega) Pe_t +   %omega Pe_{t+%DELTA t} right)</annotation>
  </semantics>
</math>
</file>

<file path=Object 4/content.xml><?xml version="1.0" encoding="utf-8"?>
<math xmlns="http://www.w3.org/1998/Math/MathML" display="block">
  <semantics>
    <mrow>
      <mrow>
        <mi>q</mi>
        <mo stretchy="false">=</mo>
        <mi>h</mi>
      </mrow>
      <mi>.</mi>
      <mi>V</mi>
    </mrow>
    <annotation encoding="StarMath 5.0">q = h.V</annotation>
  </semantics>
</math>
</file>

<file path=Object 40/content.xml><?xml version="1.0" encoding="utf-8"?>
<math xmlns="http://www.w3.org/1998/Math/MathML" display="block">
  <semantics>
    <mrow>
      <mrow>
        <mo fence="true" form="prefix" stretchy="false">[</mo>
        <mrow>
          <mi>C</mi>
        </mrow>
        <mo fence="true" form="postfix" stretchy="false">]</mo>
      </mrow>
      <mtext>{</mtext>
      <msub>
        <mi>h</mi>
        <mrow>
          <mrow>
            <mi>t</mi>
            <mo stretchy="false">+</mo>
            <mi mathvariant="normal">Δ</mi>
          </mrow>
          <mi>t</mi>
        </mrow>
      </msub>
      <mrow>
        <mtext>}</mtext>
        <mo stretchy="false">+</mo>
        <mi>ω</mi>
      </mrow>
      <mi mathvariant="normal">Δ</mi>
      <mi>t</mi>
      <mrow>
        <mo fence="true" form="prefix" stretchy="false">[</mo>
        <mrow>
          <mi>K</mi>
        </mrow>
        <mo fence="true" form="postfix" stretchy="false">]</mo>
      </mrow>
      <mtext>{</mtext>
      <msub>
        <mi>h</mi>
        <mrow>
          <mrow>
            <mi>t</mi>
            <mo stretchy="false">+</mo>
            <mi mathvariant="normal">Δ</mi>
          </mrow>
          <mi>t</mi>
        </mrow>
      </msub>
      <mrow>
        <mtext>}</mtext>
        <mo stretchy="false">=</mo>
        <mrow>
          <mo fence="true" form="prefix" stretchy="false">[</mo>
          <mrow>
            <mi>C</mi>
          </mrow>
          <mo fence="true" form="postfix" stretchy="false">]</mo>
        </mrow>
      </mrow>
      <mtext>{</mtext>
      <msub>
        <mi>h</mi>
        <mi>t</mi>
      </msub>
      <mrow>
        <mtext>}</mtext>
        <mo stretchy="false">−</mo>
        <mi mathvariant="normal">Δ</mi>
      </mrow>
      <mi>t</mi>
      <mrow>
        <mo fence="true" form="prefix" stretchy="false">(</mo>
        <mrow>
          <mrow>
            <mn>1</mn>
            <mo stretchy="false">−</mo>
            <mi>ω</mi>
          </mrow>
        </mrow>
        <mo fence="true" form="postfix" stretchy="false">)</mo>
      </mrow>
      <mrow>
        <mo fence="true" form="prefix" stretchy="false">[</mo>
        <mrow>
          <mi>K</mi>
        </mrow>
        <mo fence="true" form="postfix" stretchy="false">]</mo>
      </mrow>
      <mtext>{</mtext>
      <msub>
        <mi>h</mi>
        <mi>t</mi>
      </msub>
      <mrow>
        <mtext>}</mtext>
        <mo stretchy="false">+</mo>
        <mi mathvariant="normal">Δ</mi>
      </mrow>
      <mi>t</mi>
      <mtext>{</mtext>
      <mi>β</mi>
      <mtext>}</mtext>
      <mrow>
        <mo fence="true" form="prefix" stretchy="true">(</mo>
        <mrow>
          <mrow>
            <mrow>
              <mo fence="true" form="prefix" stretchy="false">(</mo>
              <mrow>
                <mrow>
                  <mn>1</mn>
                  <mo stretchy="false">−</mo>
                  <mi>ω</mi>
                </mrow>
              </mrow>
              <mo fence="true" form="postfix" stretchy="false">)</mo>
            </mrow>
            <mrow>
              <msub>
                <mi mathvariant="italic">Pe</mi>
                <mi>t</mi>
              </msub>
              <mo stretchy="false">+</mo>
              <mi>ω</mi>
            </mrow>
            <msub>
              <mi mathvariant="italic">Pe</mi>
              <mrow>
                <mrow>
                  <mi>t</mi>
                  <mo stretchy="false">+</mo>
                  <mi mathvariant="normal">Δ</mi>
                </mrow>
                <mi>t</mi>
              </mrow>
            </msub>
          </mrow>
        </mrow>
        <mo fence="true" form="postfix" stretchy="true">)</mo>
      </mrow>
    </mrow>
    <annotation encoding="StarMath 5.0">[C]  "{"h_{t+%DELTA t}"}" +  %omega %DELTA t  [ K ] "{"h_{t+%DELTA t}"}" =
	[C]   "{"h_t"}"
	- %DELTA t (1 - %omega)[ K ] "{"h_t"}"   +
	
	%DELTA t"{"%beta"}" left( (1 - %omega) Pe_t +   %omega Pe_{t+%DELTA t} right)</annotation>
  </semantics>
</math>
</file>

<file path=Object 41/content.xml><?xml version="1.0" encoding="utf-8"?>
<math xmlns="http://www.w3.org/1998/Math/MathML" display="block">
  <semantics>
    <mrow>
      <mrow>
        <mo fence="true" form="prefix" stretchy="true">[</mo>
        <mrow>
          <mrow>
            <mrow>
              <mrow>
                <mo fence="true" form="prefix" stretchy="false">[</mo>
                <mrow>
                  <mi>C</mi>
                </mrow>
                <mo fence="true" form="postfix" stretchy="false">]</mo>
              </mrow>
              <mo stretchy="false">+</mo>
              <mi>ω</mi>
            </mrow>
            <mi mathvariant="normal">Δ</mi>
            <mi>t</mi>
            <mrow>
              <mo fence="true" form="prefix" stretchy="false">[</mo>
              <mrow>
                <mi>K</mi>
              </mrow>
              <mo fence="true" form="postfix" stretchy="false">]</mo>
            </mrow>
          </mrow>
        </mrow>
        <mo fence="true" form="postfix" stretchy="true">]</mo>
      </mrow>
      <mtext>{</mtext>
      <msub>
        <mi>h</mi>
        <mrow>
          <mrow>
            <mi>t</mi>
            <mo stretchy="false">+</mo>
            <mi mathvariant="normal">Δ</mi>
          </mrow>
          <mi>t</mi>
        </mrow>
      </msub>
      <mrow>
        <mtext>}</mtext>
        <mo stretchy="false">=</mo>
        <mrow>
          <mo fence="true" form="prefix" stretchy="true">[</mo>
          <mrow>
            <mrow>
              <mrow>
                <mrow>
                  <mo fence="true" form="prefix" stretchy="false">[</mo>
                  <mrow>
                    <mi>C</mi>
                  </mrow>
                  <mo fence="true" form="postfix" stretchy="false">]</mo>
                </mrow>
                <mo stretchy="false">−</mo>
                <mi mathvariant="normal">Δ</mi>
              </mrow>
              <mi>t</mi>
              <mrow>
                <mo fence="true" form="prefix" stretchy="false">(</mo>
                <mrow>
                  <mrow>
                    <mn>1</mn>
                    <mo stretchy="false">−</mo>
                    <mi>ω</mi>
                  </mrow>
                </mrow>
                <mo fence="true" form="postfix" stretchy="false">)</mo>
              </mrow>
              <mrow>
                <mo fence="true" form="prefix" stretchy="false">[</mo>
                <mrow>
                  <mi>K</mi>
                </mrow>
                <mo fence="true" form="postfix" stretchy="false">]</mo>
              </mrow>
            </mrow>
          </mrow>
          <mo fence="true" form="postfix" stretchy="true">]</mo>
        </mrow>
      </mrow>
      <mtext>{</mtext>
      <msub>
        <mi>h</mi>
        <mi>t</mi>
      </msub>
      <mrow>
        <mtext>}</mtext>
        <mo stretchy="false">+</mo>
        <mi mathvariant="normal">Δ</mi>
      </mrow>
      <mi>t</mi>
      <mtext>{</mtext>
      <mi>β</mi>
      <mtext>}</mtext>
      <mrow>
        <mo fence="true" form="prefix" stretchy="true">(</mo>
        <mrow>
          <mrow>
            <mrow>
              <mo fence="true" form="prefix" stretchy="false">(</mo>
              <mrow>
                <mrow>
                  <mn>1</mn>
                  <mo stretchy="false">−</mo>
                  <mi>ω</mi>
                </mrow>
              </mrow>
              <mo fence="true" form="postfix" stretchy="false">)</mo>
            </mrow>
            <mrow>
              <msub>
                <mi mathvariant="italic">Pe</mi>
                <mi>t</mi>
              </msub>
              <mo stretchy="false">+</mo>
              <mi>ω</mi>
            </mrow>
            <msub>
              <mi mathvariant="italic">Pe</mi>
              <mrow>
                <mrow>
                  <mi>t</mi>
                  <mo stretchy="false">+</mo>
                  <mi mathvariant="normal">Δ</mi>
                </mrow>
                <mi>t</mi>
              </mrow>
            </msub>
          </mrow>
        </mrow>
        <mo fence="true" form="postfix" stretchy="true">)</mo>
      </mrow>
    </mrow>
    <annotation encoding="StarMath 5.0">left[ [C] + %omega %DELTA t  [ K ] right]  "{"h_{t+%DELTA t}"}" =

left[	[C] - %DELTA t(1 - %omega)[ K ]  right] "{"h_t"}"   +
	
	%DELTA t"{"%beta"}" left( (1 - %omega) Pe_t +   %omega Pe_{t+%DELTA t} right)</annotation>
  </semantics>
</math>
</file>

<file path=Object 42/content.xml><?xml version="1.0" encoding="utf-8"?>
<math xmlns="http://www.w3.org/1998/Math/MathML" display="block">
  <semantics>
    <mrow>
      <mrow>
        <mo fence="true" form="prefix" stretchy="false">[</mo>
        <mrow>
          <mi>A</mi>
        </mrow>
        <mo fence="true" form="postfix" stretchy="false">]</mo>
      </mrow>
      <mtext>{</mtext>
      <mi>x</mi>
      <mrow>
        <mtext>}</mtext>
        <mo stretchy="false">=</mo>
        <mtext>{</mtext>
      </mrow>
      <mi>b</mi>
      <mtext>}</mtext>
    </mrow>
    <annotation encoding="StarMath 5.0">[ A ] "{"x"}" = "{"b"}"</annotation>
  </semantics>
</math>
</file>

<file path=Object 43/content.xml><?xml version="1.0" encoding="utf-8"?>
<math xmlns="http://www.w3.org/1998/Math/MathML" display="block">
  <semantics>
    <mrow>
      <mo fence="true" form="prefix" stretchy="true">[</mo>
      <mrow>
        <mrow>
          <mrow>
            <mrow>
              <mo fence="true" form="prefix" stretchy="false">[</mo>
              <mrow>
                <mi>C</mi>
              </mrow>
              <mo fence="true" form="postfix" stretchy="false">]</mo>
            </mrow>
            <mo stretchy="false">+</mo>
            <mi>ω</mi>
          </mrow>
          <mi mathvariant="normal">Δ</mi>
          <mi>t</mi>
          <mrow>
            <mo fence="true" form="prefix" stretchy="false">[</mo>
            <mrow>
              <mi>K</mi>
            </mrow>
            <mo fence="true" form="postfix" stretchy="false">]</mo>
          </mrow>
        </mrow>
      </mrow>
      <mo fence="true" form="postfix" stretchy="true">]</mo>
    </mrow>
    <annotation encoding="StarMath 5.0">left[ [C] + %omega %DELTA t  [ K ] right] </annotation>
  </semantics>
</math>
</file>

<file path=Object 44/content.xml><?xml version="1.0" encoding="utf-8"?>
<math xmlns="http://www.w3.org/1998/Math/MathML" display="block">
  <semantics>
    <mrow>
      <mtext>{</mtext>
      <msub>
        <mi>h</mi>
        <mrow>
          <mrow>
            <mi>t</mi>
            <mo stretchy="false">+</mo>
            <mi mathvariant="normal">Δ</mi>
          </mrow>
          <mi>t</mi>
        </mrow>
      </msub>
      <mtext>}</mtext>
    </mrow>
    <annotation encoding="StarMath 5.0"> "{"h_{t+%DELTA t}"}" </annotation>
  </semantics>
</math>
</file>

<file path=Object 45/content.xml><?xml version="1.0" encoding="utf-8"?>
<math xmlns="http://www.w3.org/1998/Math/MathML" display="block">
  <semantics>
    <mrow>
      <mrow>
        <mo fence="true" form="prefix" stretchy="true">[</mo>
        <mrow>
          <mrow>
            <mrow>
              <mrow>
                <mo fence="true" form="prefix" stretchy="false">[</mo>
                <mrow>
                  <mi>C</mi>
                </mrow>
                <mo fence="true" form="postfix" stretchy="false">]</mo>
              </mrow>
              <mo stretchy="false">−</mo>
              <mi mathvariant="normal">Δ</mi>
            </mrow>
            <mi>t</mi>
            <mrow>
              <mo fence="true" form="prefix" stretchy="false">[</mo>
              <mrow>
                <mi>K</mi>
              </mrow>
              <mo fence="true" form="postfix" stretchy="false">]</mo>
            </mrow>
            <mrow>
              <mo fence="true" form="prefix" stretchy="false">(</mo>
              <mrow>
                <mrow>
                  <mn>1</mn>
                  <mo stretchy="false">−</mo>
                  <mi>ω</mi>
                </mrow>
              </mrow>
              <mo fence="true" form="postfix" stretchy="false">)</mo>
            </mrow>
          </mrow>
        </mrow>
        <mo fence="true" form="postfix" stretchy="true">]</mo>
      </mrow>
      <mtext>{</mtext>
      <msub>
        <mi>h</mi>
        <mi>t</mi>
      </msub>
      <mrow>
        <mtext>}</mtext>
        <mo stretchy="false">+</mo>
        <mi mathvariant="normal">Δ</mi>
      </mrow>
      <mi>t</mi>
      <mtext>{</mtext>
      <mi>β</mi>
      <mtext>}</mtext>
      <mrow>
        <mo fence="true" form="prefix" stretchy="true">(</mo>
        <mrow>
          <mrow>
            <mrow>
              <mo fence="true" form="prefix" stretchy="false">(</mo>
              <mrow>
                <mrow>
                  <mn>1</mn>
                  <mo stretchy="false">−</mo>
                  <mi>ω</mi>
                </mrow>
              </mrow>
              <mo fence="true" form="postfix" stretchy="false">)</mo>
            </mrow>
            <mrow>
              <msub>
                <mi mathvariant="italic">Pe</mi>
                <mi>t</mi>
              </msub>
              <mo stretchy="false">+</mo>
              <mi>ω</mi>
            </mrow>
            <msub>
              <mi mathvariant="italic">Pe</mi>
              <mrow>
                <mrow>
                  <mi>t</mi>
                  <mo stretchy="false">+</mo>
                  <mi mathvariant="normal">Δ</mi>
                </mrow>
                <mi>t</mi>
              </mrow>
            </msub>
          </mrow>
        </mrow>
        <mo fence="true" form="postfix" stretchy="true">)</mo>
      </mrow>
    </mrow>
    <annotation encoding="StarMath 5.0">left[	[C] - %DELTA t[ K ] (1 - %omega) right] "{"h_t"}"  + %DELTA t"{"%beta"}" left( (1 - %omega) Pe_t +   %omega Pe_{t+%DELTA t} right)</annotation>
  </semantics>
</math>
</file>

<file path=Object 5/content.xml><?xml version="1.0" encoding="utf-8"?>
<math xmlns="http://www.w3.org/1998/Math/MathML" display="block">
  <semantics>
    <mrow>
      <mfrac>
        <mo stretchy="false">∂</mo>
        <mrow>
          <mo stretchy="false">∂</mo>
          <mi>x</mi>
        </mrow>
      </mfrac>
      <mrow>
        <mrow>
          <mo fence="true" form="prefix" stretchy="true">[</mo>
          <mrow>
            <mrow>
              <mi>h</mi>
              <mrow>
                <mo fence="true" form="prefix" stretchy="true">(</mo>
                <mrow>
                  <mrow>
                    <mfrac>
                      <mn>1</mn>
                      <mi>n</mi>
                    </mfrac>
                    <msup>
                      <mi>h</mi>
                      <mfrac>
                        <mn>2</mn>
                        <mn>3</mn>
                      </mfrac>
                    </msup>
                    <msqrt>
                      <msub>
                        <mi>S</mi>
                        <mi>x</mi>
                      </msub>
                    </msqrt>
                  </mrow>
                </mrow>
                <mo fence="true" form="postfix" stretchy="true">)</mo>
              </mrow>
            </mrow>
          </mrow>
          <mo fence="true" form="postfix" stretchy="true">]</mo>
        </mrow>
        <mo stretchy="false">+</mo>
        <mfrac>
          <mo stretchy="false">∂</mo>
          <mrow>
            <mo stretchy="false">∂</mo>
            <mi>y</mi>
          </mrow>
        </mfrac>
      </mrow>
      <mrow>
        <mrow>
          <mrow>
            <mo fence="true" form="prefix" stretchy="true">[</mo>
            <mrow>
              <mrow>
                <mi>h</mi>
                <mrow>
                  <mo fence="true" form="prefix" stretchy="true">(</mo>
                  <mrow>
                    <mrow>
                      <mfrac>
                        <mn>1</mn>
                        <mi>n</mi>
                      </mfrac>
                      <msup>
                        <mi>h</mi>
                        <mfrac>
                          <mn>2</mn>
                          <mn>3</mn>
                        </mfrac>
                      </msup>
                      <msqrt>
                        <msub>
                          <mi>S</mi>
                          <mi>y</mi>
                        </msub>
                      </msqrt>
                    </mrow>
                  </mrow>
                  <mo fence="true" form="postfix" stretchy="true">)</mo>
                </mrow>
              </mrow>
            </mrow>
            <mo fence="true" form="postfix" stretchy="true">]</mo>
          </mrow>
          <mo stretchy="false">+</mo>
          <mfrac>
            <mrow>
              <mo stretchy="false">∂</mo>
              <mi>h</mi>
            </mrow>
            <mrow>
              <mo stretchy="false">∂</mo>
              <mi>t</mi>
            </mrow>
          </mfrac>
        </mrow>
        <mo stretchy="false">=</mo>
        <mi mathvariant="italic">Pe</mi>
      </mrow>
    </mrow>
    <annotation encoding="StarMath 5.0">{partial } over {partial x } left[ h left( 1 over n  h ^{ 2 over 3 } sqrt{ S_x }right)right] + {partial} over {partial y }left[ h left( 1 over n  h ^{ 2 over 3 } sqrt{ S_y }right)right] + {partial h} over {partial t } = Pe</annotation>
  </semantics>
</math>
</file>

<file path=Object 6/content.xml><?xml version="1.0" encoding="utf-8"?>
<math xmlns="http://www.w3.org/1998/Math/MathML" display="block">
  <semantics>
    <mrow>
      <mrow>
        <mi>q</mi>
        <mo stretchy="false">=</mo>
        <mi>h</mi>
      </mrow>
      <mrow>
        <mo fence="true" form="prefix" stretchy="true">(</mo>
        <mrow>
          <mrow>
            <mfrac>
              <mn>1</mn>
              <mi>n</mi>
            </mfrac>
            <msup>
              <mi>h</mi>
              <mfrac>
                <mn>2</mn>
                <mn>3</mn>
              </mfrac>
            </msup>
            <msqrt>
              <mi>S</mi>
            </msqrt>
          </mrow>
        </mrow>
        <mo fence="true" form="postfix" stretchy="true">)</mo>
      </mrow>
    </mrow>
    <annotation encoding="StarMath 5.0">q = h left( 1 over n  h ^{ 2 over 3 } sqrt{ S }right)</annotation>
  </semantics>
</math>
</file>

<file path=Object 7/content.xml><?xml version="1.0" encoding="utf-8"?>
<math xmlns="http://www.w3.org/1998/Math/MathML" display="block">
  <semantics>
    <mrow>
      <mfrac>
        <mn>1</mn>
        <mi>n</mi>
      </mfrac>
      <msup>
        <mi>h</mi>
        <mfrac>
          <mn>2</mn>
          <mn>3</mn>
        </mfrac>
      </msup>
      <msqrt>
        <mi>S</mi>
      </msqrt>
    </mrow>
    <annotation encoding="StarMath 5.0">1 over n  h ^{ 2 over 3 } sqrt{ S }</annotation>
  </semantics>
</math>
</file>

<file path=Object 8/content.xml><?xml version="1.0" encoding="utf-8"?>
<math xmlns="http://www.w3.org/1998/Math/MathML" display="block">
  <semantics>
    <mrow>
      <mrow>
        <mfrac>
          <mrow>
            <mo stretchy="false">∂</mo>
            <mrow>
              <mo fence="true" form="prefix" stretchy="false">(</mo>
              <mrow>
                <mrow>
                  <mi>u</mi>
                  <mi>.</mi>
                  <mi>h</mi>
                </mrow>
              </mrow>
              <mo fence="true" form="postfix" stretchy="false">)</mo>
            </mrow>
          </mrow>
          <mrow>
            <mo stretchy="false">∂</mo>
            <mi>x</mi>
          </mrow>
        </mfrac>
        <mo stretchy="false">+</mo>
        <mfrac>
          <mrow>
            <mo stretchy="false">∂</mo>
            <mrow>
              <mo fence="true" form="prefix" stretchy="false">(</mo>
              <mrow>
                <mrow>
                  <mi>v</mi>
                  <mi>.</mi>
                  <mi>h</mi>
                </mrow>
              </mrow>
              <mo fence="true" form="postfix" stretchy="false">)</mo>
            </mrow>
          </mrow>
          <mrow>
            <mo stretchy="false">∂</mo>
            <mi>y</mi>
          </mrow>
        </mfrac>
        <mo stretchy="false">+</mo>
        <mfrac>
          <mrow>
            <mo stretchy="false">∂</mo>
            <mi>h</mi>
          </mrow>
          <mrow>
            <mo stretchy="false">∂</mo>
            <mi>t</mi>
          </mrow>
        </mfrac>
      </mrow>
      <mo stretchy="false">=</mo>
      <mi mathvariant="italic">Pe</mi>
    </mrow>
    <annotation encoding="StarMath 5.0">{partial (u.h)} over {partial x }  + {partial (v.h)} over {partial y } + {partial h} over {partial t } = Pe</annotation>
  </semantics>
</math>
</file>

<file path=Object 9/content.xml><?xml version="1.0" encoding="utf-8"?>
<math xmlns="http://www.w3.org/1998/Math/MathML" display="block">
  <semantics>
    <mrow>
      <mi>u</mi>
      <mrow>
        <mfrac>
          <mrow>
            <mo stretchy="false">∂</mo>
            <mi>h</mi>
          </mrow>
          <mrow>
            <mo stretchy="false">∂</mo>
            <mi>x</mi>
          </mrow>
        </mfrac>
        <mo stretchy="false">+</mo>
        <mi>v</mi>
      </mrow>
      <mrow>
        <mrow>
          <mfrac>
            <mrow>
              <mo stretchy="false">∂</mo>
              <mi>h</mi>
            </mrow>
            <mrow>
              <mo stretchy="false">∂</mo>
              <mi>y</mi>
            </mrow>
          </mfrac>
          <mo stretchy="false">+</mo>
          <mfrac>
            <mrow>
              <mo stretchy="false">∂</mo>
              <mi>h</mi>
            </mrow>
            <mrow>
              <mo stretchy="false">∂</mo>
              <mi>t</mi>
            </mrow>
          </mfrac>
        </mrow>
        <mo stretchy="false">=</mo>
        <mi mathvariant="italic">Pe</mi>
      </mrow>
    </mrow>
    <annotation encoding="StarMath 5.0">u {partial h} over {partial x }  + v {partial h} over {partial y } + {partial h} over {partial t } = Pe</annotation>
  </semantics>
</math>
</file>